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27/Configurations2/accelerator/current.xml"/>
  <manifest:file-entry manifest:media-type="application/vnd.sun.xml.ui.configuration" manifest:full-path="Object 27/Configurations2/"/>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8/settings.xml"/>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application/vnd.oasis.opendocument.formula" manifest:version="1.2" manifest:full-path="Object 2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meta.xml"/>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settings.xml"/>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styles.xml"/>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5"/>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 svg:font-family="Arial"/>
    <style:font-face style:name="Lucida Sans1" svg:font-family="'Lucida Sans'"/>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0.271cm" table:align="center"/>
    </style:style>
    <style:style style:name="Tableau1.A" style:family="table-column">
      <style:table-column-properties style:column-width="2.838cm"/>
    </style:style>
    <style:style style:name="Tableau1.B" style:family="table-column">
      <style:table-column-properties style:column-width="3.078cm"/>
    </style:style>
    <style:style style:name="Tableau1.C" style:family="table-column">
      <style:table-column-properties style:column-width="1.882cm"/>
    </style:style>
    <style:style style:name="Tableau1.D" style:family="table-column">
      <style:table-column-properties style:column-width="2.473cm"/>
    </style:style>
    <style:style style:name="Tableau1.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D1" style:family="table-cell">
      <style:table-cell-properties style:border-line-width="0.002cm 0.088cm 0.002cm" fo:padding="0.049cm" fo:border="0.092cm double #808080"/>
    </style:style>
    <style:style style:name="Tableau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1.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7.151cm" table:align="center"/>
    </style:style>
    <style:style style:name="Tableau2.A" style:family="table-column">
      <style:table-column-properties style:column-width="2.912cm"/>
    </style:style>
    <style:style style:name="Tableau2.B" style:family="table-column">
      <style:table-column-properties style:column-width="1.605cm"/>
    </style:style>
    <style:style style:name="Tableau2.C" style:family="table-column">
      <style:table-column-properties style:column-width="1.505cm"/>
    </style:style>
    <style:style style:name="Tableau2.D" style:family="table-column">
      <style:table-column-properties style:column-width="1.129cm"/>
    </style:style>
    <style:style style:name="Tableau2.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D1" style:family="table-cell">
      <style:table-cell-properties style:border-line-width="0.002cm 0.088cm 0.002cm" fo:padding="0.049cm" fo:border="0.092cm double #808080"/>
    </style:style>
    <style:style style:name="Tableau2.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2.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6.38cm" table:align="center"/>
    </style:style>
    <style:style style:name="Tableau3.A" style:family="table-column">
      <style:table-column-properties style:column-width="2.914cm"/>
    </style:style>
    <style:style style:name="Tableau3.B" style:family="table-column">
      <style:table-column-properties style:column-width="1.408cm"/>
    </style:style>
    <style:style style:name="Tableau3.C" style:family="table-column">
      <style:table-column-properties style:column-width="1.187cm"/>
    </style:style>
    <style:style style:name="Tableau3.D" style:family="table-column">
      <style:table-column-properties style:column-width="0.871cm"/>
    </style:style>
    <style:style style:name="Tableau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D1" style:family="table-cell">
      <style:table-cell-properties style:border-line-width="0.002cm 0.088cm 0.002cm" fo:padding="0.049cm" fo:border="0.092cm double #808080"/>
    </style:style>
    <style:style style:name="Tableau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3.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6.68cm" table:align="center"/>
    </style:style>
    <style:style style:name="Tableau4.A" style:family="table-column">
      <style:table-column-properties style:column-width="2.914cm"/>
    </style:style>
    <style:style style:name="Tableau4.B" style:family="table-column">
      <style:table-column-properties style:column-width="1.448cm"/>
    </style:style>
    <style:style style:name="Tableau4.C" style:family="table-column">
      <style:table-column-properties style:column-width="1.326cm"/>
    </style:style>
    <style:style style:name="Tableau4.D" style:family="table-column">
      <style:table-column-properties style:column-width="0.991cm"/>
    </style:style>
    <style:style style:name="Tableau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D1" style:family="table-cell">
      <style:table-cell-properties style:border-line-width="0.002cm 0.088cm 0.002cm" fo:padding="0.049cm" fo:border="0.092cm double #808080"/>
    </style:style>
    <style:style style:name="Tableau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4.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7.211cm" table:align="center"/>
    </style:style>
    <style:style style:name="Tableau5.A" style:family="table-column">
      <style:table-column-properties style:column-width="2.914cm"/>
    </style:style>
    <style:style style:name="Tableau5.B" style:family="table-column">
      <style:table-column-properties style:column-width="1.605cm"/>
    </style:style>
    <style:style style:name="Tableau5.C" style:family="table-column">
      <style:table-column-properties style:column-width="1.505cm"/>
    </style:style>
    <style:style style:name="Tableau5.D" style:family="table-column">
      <style:table-column-properties style:column-width="1.187cm"/>
    </style:style>
    <style:style style:name="Tableau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D1" style:family="table-cell">
      <style:table-cell-properties style:border-line-width="0.002cm 0.088cm 0.002cm" fo:padding="0.049cm" fo:border="0.092cm double #808080"/>
    </style:style>
    <style:style style:name="Tableau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5.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C3" style:family="table-cell" style:data-style-name="N0">
      <style:table-cell-properties style:border-line-width-left="0.002cm 0.088cm 0.002cm" style:border-line-width-bottom="0.002cm 0.088cm 0.002cm" fo:padding="0.049cm" fo:border-left="0.092cm double #808080" fo:border-right="none" fo:border-top="none" fo:border-bottom="0.092cm double #808080"/>
    </style:style>
    <style:style style:name="Tableau5.D3" style:family="table-cell" style:data-style-name="N0">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10.52cm" table:align="center"/>
    </style:style>
    <style:style style:name="Tableau6.A" style:family="table-column">
      <style:table-column-properties style:column-width="2.358cm"/>
    </style:style>
    <style:style style:name="Tableau6.B" style:family="table-column">
      <style:table-column-properties style:column-width="2.2cm"/>
    </style:style>
    <style:style style:name="Tableau6.D" style:family="table-column">
      <style:table-column-properties style:column-width="0.831cm"/>
    </style:style>
    <style:style style:name="Tableau6.E" style:family="table-column">
      <style:table-column-properties style:column-width="2.932cm"/>
    </style:style>
    <style:style style:name="Tableau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E1" style:family="table-cell">
      <style:table-cell-properties style:border-line-width="0.002cm 0.088cm 0.002cm" fo:padding="0.049cm" fo:border="0.092cm double #808080"/>
    </style:style>
    <style:style style:name="Tableau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6.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6.78cm" table:align="center"/>
    </style:style>
    <style:style style:name="Tableau7.A" style:family="table-column">
      <style:table-column-properties style:column-width="2.335cm"/>
    </style:style>
    <style:style style:name="Tableau7.B" style:family="table-column">
      <style:table-column-properties style:column-width="2.177cm"/>
    </style:style>
    <style:style style:name="Tableau7.C" style:family="table-column">
      <style:table-column-properties style:column-width="2.268cm"/>
    </style:style>
    <style:style style:name="Tableau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C1" style:family="table-cell">
      <style:table-cell-properties style:border-line-width="0.002cm 0.088cm 0.002cm" fo:padding="0.049cm" fo:border="0.092cm double #808080"/>
    </style:style>
    <style:style style:name="Tableau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7.C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8.52cm" table:align="center"/>
    </style:style>
    <style:style style:name="Tableau8.A" style:family="table-column">
      <style:table-column-properties style:column-width="1.662cm"/>
    </style:style>
    <style:style style:name="Tableau8.B" style:family="table-column">
      <style:table-column-properties style:column-width="2.26cm"/>
    </style:style>
    <style:style style:name="Tableau8.C" style:family="table-column">
      <style:table-column-properties style:column-width="2.32cm"/>
    </style:style>
    <style:style style:name="Tableau8.D" style:family="table-column">
      <style:table-column-properties style:column-width="2.279cm"/>
    </style:style>
    <style:style style:name="Tableau8.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D1" style:family="table-cell">
      <style:table-cell-properties style:border-line-width="0.002cm 0.088cm 0.002cm" fo:padding="0.049cm" fo:border="0.092cm double #808080"/>
    </style:style>
    <style:style style:name="Tableau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8.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ing_20_6">
      <style:text-properties fo:font-size="10pt"/>
    </style:style>
    <style:style style:name="P2" style:family="paragraph" style:parent-style-name="Heading_20_6">
      <style:text-properties fo:font-size="10pt" fo:font-style="italic"/>
    </style:style>
    <style:style style:name="P3" style:family="paragraph" style:parent-style-name="Heading_20_6">
      <style:text-properties fo:font-size="10pt" fo:font-style="italic" fo:font-weight="normal"/>
    </style:style>
    <style:style style:name="P4" style:family="paragraph" style:parent-style-name="Corps_20_de_20_texte.MsoNormal">
      <style:text-properties fo:font-style="italic"/>
    </style:style>
    <style:style style:name="P5" style:family="paragraph" style:parent-style-name="Corps_20_de_20_texte.MsoNormal">
      <style:text-properties fo:font-style="italic" fo:font-weight="bold"/>
    </style:style>
    <style:style style:name="P6" style:family="paragraph" style:parent-style-name="Corps_20_de_20_texte.MsoNormal">
      <style:paragraph-properties fo:text-align="center" style:justify-single-word="false"/>
      <style:text-properties fo:font-style="italic" fo:font-weight="bold"/>
    </style:style>
    <style:style style:name="P7" style:family="paragraph" style:parent-style-name="Heading_20_4">
      <style:text-properties style:font-name="Arial"/>
    </style:style>
    <style:style style:name="P8" style:family="paragraph" style:parent-style-name="Text_20_body">
      <style:text-properties fo:font-size="10pt" fo:font-style="italic"/>
    </style:style>
    <style:style style:name="P9" style:family="paragraph" style:parent-style-name="Standard">
      <style:text-properties fo:font-size="10pt" style:font-size-asian="10pt" style:font-size-complex="10pt"/>
    </style:style>
    <style:style style:name="P10" style:family="paragraph" style:parent-style-name="Heading_20_1" style:master-page-name="HTML">
      <style:paragraph-properties style:page-number="auto"/>
    </style:style>
    <style:style style:name="P11" style:family="paragraph" style:parent-style-name="Corps_20_de_20_texte.MsoNormal">
      <style:text-properties fo:color="#ff3333" fo:font-weight="bold"/>
    </style:style>
    <style:style style:name="P12" style:family="paragraph" style:parent-style-name="Corps_20_de_20_texte.MsoNormal" style:list-style-name="L2"/>
    <style:style style:name="P13" style:family="paragraph" style:parent-style-name="Corps_20_de_20_texte.MsoNormal" style:list-style-name="L3"/>
    <style:style style:name="T1" style:family="text">
      <style:text-properties style:font-name="Symbol"/>
    </style:style>
    <style:style style:name="T2" style:family="text">
      <style:text-properties style:font-name="Symbol" fo:font-weight="bold"/>
    </style:style>
    <style:style style:name="T3" style:family="text">
      <style:text-properties style:font-name="Symbol" fo:font-size="10pt" fo:font-weight="normal"/>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style:text-position="-33% 80%"/>
    </style:style>
    <style:style style:name="T9" style:family="text">
      <style:text-properties style:text-position="-33% 80%" fo:language="nl" fo:country="NL"/>
    </style:style>
    <style:style style:name="T10" style:family="text">
      <style:text-properties style:text-position="-33% 80%" style:font-name="Symbol"/>
    </style:style>
    <style:style style:name="T11" style:family="text">
      <style:text-properties style:text-position="-33% 80%" fo:font-weight="bold"/>
    </style:style>
    <style:style style:name="T12" style:family="text">
      <style:text-properties style:text-position="33% 80%"/>
    </style:style>
    <style:style style:name="T13" style:family="text">
      <style:text-properties style:text-position="33% 80%" fo:language="nl" fo:country="NL"/>
    </style:style>
    <style:style style:name="T14" style:family="text">
      <style:text-properties style:text-position="33% 80%" fo:font-style="italic"/>
    </style:style>
    <style:style style:name="T15" style:family="text">
      <style:text-properties style:text-position="33% 80%" fo:font-weight="bold"/>
    </style:style>
    <style:style style:name="T16" style:family="text">
      <style:text-properties fo:language="nl" fo:country="NL"/>
    </style:style>
    <style:style style:name="T17" style:family="text">
      <style:text-properties fo:color="#000000"/>
    </style:style>
    <style:style style:name="T18" style:family="text">
      <style:text-properties fo:color="#000000" style:text-position="33% 80%"/>
    </style:style>
    <style:style style:name="T19" style:family="text">
      <style:text-properties fo:color="#000000" fo:font-weight="bold"/>
    </style:style>
    <style:style style:name="T20" style:family="text">
      <style:text-properties fo:font-size="10pt" fo:font-weight="normal"/>
    </style:style>
    <style:style style:name="T21" style:family="text">
      <style:text-properties fo:language="de" fo:country="DE"/>
    </style:style>
    <style:style style:name="T22" style:family="text">
      <style:text-properties fo:language="de" fo:country="DE"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alyses bi-variées</text:p>
      <text:h text:style-name="P7" text:outline-level="4">Michel Calciu</text:h>
      <text:h text:style-name="Heading_20_3" text:outline-level="3">Cours à l'Université de Lille 1 - 2013/2014</text:h>
      <text:h text:style-name="Heading_20_2" text:outline-level="2"><text:span text:style-name="T1">·</text:span> <text:bookmark text:name="005"/>Introduction</text:h>
      <text:h text:style-name="P1" text:outline-level="6">Objet</text:h>
      <text:p text:style-name="Corps_20_de_20_texte.MsoNormal">Les traitements bi-variés ont pour objet de mettre en évidence les relations éventuelles qui existent entre deux variables analysées simultanément.</text:p>
      <text:p text:style-name="Corps_20_de_20_texte.MsoNormal">Dans la plupart des cas l'analyste cherchera à expliquer une des deux variables - dite variable à expliquer (Y) - à l'aide de l'autre variable - dite variable explicative (X). Expliquer une variable à l'aide d'une autre revient à repérer dans quelle mesure les différentes valeurs que peut prendre la variable explicative ont une conséquence sur les valeurs prises par la variable à expliquer.</text:p>
      <text:h text:style-name="P2" text:outline-level="6">Exemple:</text:h>
      <text:p text:style-name="Text_20_body">Exemple:</text:p>
      <text:p text:style-name="P8">Le fait de changer de conditionnement a-t-il un effet sur le niveau des ventes d'un produit donné ? Le conditionnement joue ici le rôle de variable explicative et le niveau des ventes de variable à expliquer<text:line-break/>Le fait de posséder un four à micro-ondes dépend-il de l'âge ou de la taille. La possession du produit est la variable à expliquer; l'âge ou la taille de la famille sont des variables explicatives.</text:p>
      <text:p text:style-name="Corps_20_de_20_texte.MsoNormal">Comme dans le cas des traitements uni-variés, le mode d'analyse utilisable va dépendre de la nature des variables étudiées: quantitatives, ordinales ou nominales. Ces analyses seront à nouveau présentées ici dans le cadre des études marketing par questionnaires: il s'agira donc du traitement des tri-croisés.</text:p>
      <text:h text:style-name="Heading_20_2" text:outline-level="2"><text:span text:style-name="T1">·</text:span> <text:bookmark text:name="010"/>Traitement des tris croises et nature des donnés</text:h>
      <text:h text:style-name="Heading_20_6" text:outline-level="6"><text:span text:style-name="T1">·</text:span> <text:bookmark text:name="015"/><text:span text:style-name="T4">Présentation des tris croisés</text:span></text:h>
      <text:p text:style-name="Corps_20_de_20_texte.MsoNormal">Dans la mesure où une question peut relever fondamentalement de trois niveaux de mesure différents, on comptera neuf types de croisements possibles entre les questions <draw:frame draw:style-name="fr2" draw:name="Object1" text:anchor-type="as-char" svg:width="0.609cm" svg:height="0.531cm" draw:z-index="4"><draw:object xlink:href="./Object 1" xlink:type="simple" xlink:show="embed" xlink:actuate="onLoad"/><draw:image xlink:href="./ObjectReplacements/Object 1" xlink:type="simple" xlink:show="embed" xlink:actuate="onLoad"/></draw:frame> et <draw:frame draw:style-name="fr2" draw:name="Object2" text:anchor-type="as-char" svg:width="0.663cm" svg:height="0.533cm" draw:z-index="5"><draw:object xlink:href="./Object 2" xlink:type="simple" xlink:show="embed" xlink:actuate="onLoad"/><draw:image xlink:href="./ObjectReplacements/Object 2" xlink:type="simple" xlink:show="embed" xlink:actuate="onLoad"/><svg:desc>formula</svg:desc></draw:frame> Les plus fréquentes sont présentés ci-dessous.</text:p>
      <text:p text:style-name="Corps_20_de_20_texte.MsoNormal">2 - <text:span text:style-name="T5"><draw:frame draw:style-name="fr2" draw:name="Object3" text:anchor-type="as-char" svg:width="0.619cm" svg:height="0.531cm" draw:z-index="6"><draw:object xlink:href="./Object 3" xlink:type="simple" xlink:show="embed" xlink:actuate="onLoad"/><draw:image xlink:href="./ObjectReplacements/Object 3" xlink:type="simple" xlink:show="embed" xlink:actuate="onLoad"/></draw:frame></text:span> <text:span text:style-name="T5">quantitatif x </text:span><text:span text:style-name="T5"><draw:frame draw:style-name="fr2" draw:name="Object4" text:anchor-type="as-char" svg:width="0.667cm" svg:height="0.533cm" draw:z-index="7"><draw:object xlink:href="./Object 4" xlink:type="simple" xlink:show="embed" xlink:actuate="onLoad"/><draw:image xlink:href="./ObjectReplacements/Object 4" xlink:type="simple" xlink:show="embed" xlink:actuate="onLoad"/><svg:desc>formula</svg:desc></draw:frame></text:span><text:span text:style-name="T5"> quantitatif: </text:span>étude des relations entre deux séries de n chiffres s'il y a n questionnaires. Ces deux séries de chiffres n'apparaissent généralement pas explicitement. Leurs relations sont matérialisées par différents indicateurs.</text:p>
      <text:p text:style-name="Corps_20_de_20_texte.MsoNormal">Exemple:</text:p>
      <text:p text:style-name="Corps_20_de_20_texte.MsoNormal">Dans le questionnaire CAMIP, étude des relations entre le proportion des achats par catalogue (question 1 ) et le revenu de la personne (question 11). L'appartenance à une catégorie de revenu plus élevé entraîne-t-elle une plus grande proportion des achats par catalogue ?</text:p>
      <text:p text:style-name="Corps_20_de_20_texte.MsoNormal">2 - <text:span text:style-name="T5"><draw:frame draw:style-name="fr2" draw:name="Object5" text:anchor-type="as-char" svg:width="0.619cm" svg:height="0.531cm" draw:z-index="8"><draw:object xlink:href="./Object 5" xlink:type="simple" xlink:show="embed" xlink:actuate="onLoad"/><draw:image xlink:href="./ObjectReplacements/Object 5" xlink:type="simple" xlink:show="embed" xlink:actuate="onLoad"/><svg:desc>formula</svg:desc></draw:frame></text:span> <text:span text:style-name="T5">nominal x </text:span><text:span text:style-name="T5"><draw:frame draw:style-name="fr2" draw:name="Object6" text:anchor-type="as-char" svg:width="0.667cm" svg:height="0.533cm" draw:z-index="9"><draw:object xlink:href="./Object 6" xlink:type="simple" xlink:show="embed" xlink:actuate="onLoad"/><draw:image xlink:href="./ObjectReplacements/Object 6" xlink:type="simple" xlink:show="embed" xlink:actuate="onLoad"/><svg:desc>formula</svg:desc></draw:frame></text:span><text:span text:style-name="T5"> nominal </text:span>: croisement le plus fréquent qui se traduit par la création d'un <text:span text:style-name="T5">tableau de contingence</text:span> où, en ligne, figurant les modalités de la variable à expliquer et en colonne, celles de la variable explicative. Lorsque le tableau de contingence est traduit en pourcentages de colonne, pour chaque modalité de la variable explicative apparaîtra une distribution de fréquences des modalités de la variable à expliquer.</text:p>
      <text:p text:style-name="P4">Exemple:</text:p>
      <text:p text:style-name="P4">Croisement entre la question 22 sur la préférence pour un type de magasin ou une modalité d'achat et la question 26: le fait de préférer d'acheter par catalogue ou par une autre modalité, dépende-t-elle de la situation civile du répondant?</text:p>
      <text:p text:style-name="Corps_20_de_20_texte.MsoNormal">3 - <text:span text:style-name="T5"><draw:frame draw:style-name="fr2" draw:name="Object8" text:anchor-type="as-char" svg:width="0.619cm" svg:height="0.531cm" draw:z-index="10"><draw:object xlink:href="./Object 8" xlink:type="simple" xlink:show="embed" xlink:actuate="onLoad"/><draw:image xlink:href="./ObjectReplacements/Object 8" xlink:type="simple" xlink:show="embed" xlink:actuate="onLoad"/><svg:desc>formula</svg:desc></draw:frame></text:span> <text:span text:style-name="T5">ordinal x </text:span><text:span text:style-name="T5"><draw:frame draw:style-name="fr2" draw:name="Object7" text:anchor-type="as-char" svg:width="0.667cm" svg:height="0.533cm" draw:z-index="11"><draw:object xlink:href="./Object 7" xlink:type="simple" xlink:show="embed" xlink:actuate="onLoad"/><draw:image xlink:href="./ObjectReplacements/Object 7" xlink:type="simple" xlink:show="embed" xlink:actuate="onLoad"/><svg:desc>formula</svg:desc></draw:frame></text:span><text:span text:style-name="T5"> ordinal </text:span>: mise en correspondance de deux classements au niveau de chaque individu interrogé ou sur l'ensemble de l'échantillon si une procédure d'agrégation des rangs a été utilisé.</text:p>
      <text:p text:style-name="P4">Exemple:</text:p>
      <text:p text:style-name="Corps_20_de_20_texte.MsoNormal"><text:span text:style-name="T7">Croisement entre l'ordre de préférence pour les différentes catégories d'équipement de bureau (micro-ordinateurs, imprimantes, scanners..) exprimé par chaque répondant et un classement a </text:span>priori <text:span text:style-name="T7">correspondant à l'importance accordé à chaque catégorie d'équipement dans le catalogue (exprimé par exemple en nombre de pages).</text:span></text:p>
      <text:p text:style-name="Corps_20_de_20_texte.MsoNormal">4 - <draw:frame draw:style-name="fr2" draw:name="Object9" text:anchor-type="as-char" svg:width="0.619cm" svg:height="0.531cm" draw:z-index="12"><draw:object xlink:href="./Object 9" xlink:type="simple" xlink:show="embed" xlink:actuate="onLoad"/><draw:image xlink:href="./ObjectReplacements/Object 9" xlink:type="simple" xlink:show="embed" xlink:actuate="onLoad"/><svg:desc>formula</svg:desc></draw:frame> <text:span text:style-name="T5">quantitatif x </text:span><text:span text:style-name="T5"><draw:frame draw:style-name="fr2" draw:name="Object11" text:anchor-type="as-char" svg:width="0.667cm" svg:height="0.533cm" draw:z-index="13"><draw:object xlink:href="./Object 11" xlink:type="simple" xlink:show="embed" xlink:actuate="onLoad"/><draw:image xlink:href="./ObjectReplacements/Object 11" xlink:type="simple" xlink:show="embed" xlink:actuate="onLoad"/><svg:desc>formula</svg:desc></draw:frame></text:span><text:span text:style-name="T5"> nominal </text:span>: correspond à un tri-à-plat de la variable quantitative pour chacune des modalités de la variable nominale qui joue le rôle de variable explicative.</text:p>
      <text:p text:style-name="Corps_20_de_20_texte.MsoNormal">Exemple:</text:p>
      <text:p text:style-name="P4">Croisement entre une question ouverte concernant le nombre d'objets achetés par catalogue et la question 26. La situation civile influence-t-elle le nombre d'objets achetés par catalogue?</text:p>
      <text:p text:style-name="Corps_20_de_20_texte.MsoNormal">5 - <draw:frame draw:style-name="fr2" draw:name="Object10" text:anchor-type="as-char" svg:width="0.619cm" svg:height="0.531cm" draw:z-index="14"><draw:object xlink:href="./Object 10" xlink:type="simple" xlink:show="embed" xlink:actuate="onLoad"/><draw:image xlink:href="./ObjectReplacements/Object 10" xlink:type="simple" xlink:show="embed" xlink:actuate="onLoad"/><svg:desc>formula</svg:desc></draw:frame><text:span text:style-name="T5"> ordinal x </text:span><text:span text:style-name="T5"><draw:frame draw:style-name="fr2" draw:name="Object12" text:anchor-type="as-char" svg:width="0.667cm" svg:height="0.533cm" draw:z-index="15"><draw:object xlink:href="./Object 12" xlink:type="simple" xlink:show="embed" xlink:actuate="onLoad"/><draw:image xlink:href="./ObjectReplacements/Object 12" xlink:type="simple" xlink:show="embed" xlink:actuate="onLoad"/><svg:desc>formula</svg:desc></draw:frame></text:span><text:span text:style-name="T5"> nominal </text:span>: repérage des rangs donnés à la question Qi pour différentes classes d'une variable Qj nominale explicative.</text:p>
      <text:p text:style-name="Text_20_body">Exemple:</text:p>
      <text:p text:style-name="Text_20_body">Croisement entre un classement de préférence et la question 26. Le fait de relever d'un statut familial donné entraîne-t-il des préférences pour une catégorie de produit bureautiques ?</text:p>
      <text:h text:style-name="Heading_20_6" text:outline-level="6"><text:span text:style-name="T1">·</text:span> <text:bookmark text:name="020"/><text:span text:style-name="T4">Analyse des tris croisés</text:span></text:h>
      <text:p text:style-name="Corps_20_de_20_texte.MsoNormal">Le tableau <text:sequence-ref text:reference-format="value" text:ref-name="refTable0">1</text:sequence-ref>. donne les principaux tests utilisables dans l'analyse des tris croisés. Seuls les tests correspondant aux croisements les plus fréquents y sont indiqués.</text:p>
      <text:p text:style-name="P6">Tableau <text:sequence text:ref-name="refTable0" text:name="Table" text:formula="ooow:Table+1" style:num-format="1">1</text:sequence>: Tests des tris croisés selon la nature des variables</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draw:frame draw:style-name="fr2" draw:name="Object13" text:anchor-type="as-char" svg:width="0.609cm" svg:height="0.533cm" draw:z-index="16"><draw:object xlink:href="./Object 13" xlink:type="simple" xlink:show="embed" xlink:actuate="onLoad"/><draw:image xlink:href="./ObjectReplacements/Object 13" xlink:type="simple" xlink:show="embed" xlink:actuate="onLoad"/><svg:desc>formula</svg:desc></draw:frame>\ <draw:frame draw:style-name="fr2" draw:name="Object14" text:anchor-type="as-char" svg:width="0.663cm" svg:height="0.533cm" draw:z-index="17"><draw:object xlink:href="./Object 14" xlink:type="simple" xlink:show="embed" xlink:actuate="onLoad"/><draw:image xlink:href="./ObjectReplacements/Object 14" xlink:type="simple" xlink:show="embed" xlink:actuate="onLoad"/><svg:desc>formula</svg:desc></draw:frame> </text:p>
          </table:table-cell>
          <table:table-cell table:style-name="Tableau1.A1" office:value-type="string">
            <text:p text:style-name="P9">NOMINAL </text:p>
          </table:table-cell>
          <table:table-cell table:style-name="Tableau1.A1" office:value-type="string">
            <text:p text:style-name="P9">ORDINAL </text:p>
          </table:table-cell>
          <table:table-cell table:style-name="Tableau1.D1" office:value-type="string">
            <text:p text:style-name="P9">QUANTITATIF </text:p>
          </table:table-cell>
        </table:table-row>
        <table:table-row>
          <table:table-cell table:style-name="Tableau1.A2" office:value-type="string">
            <text:p text:style-name="P9">NOMINAL </text:p>
          </table:table-cell>
          <table:table-cell table:style-name="Tableau1.A2" office:value-type="string">
            <text:p text:style-name="P9">Test du Khi-Deux</text:p>
            <text:p text:style-name="P9">Test de Kolmogorov-Smirnov</text:p>
            <text:p text:style-name="P9">Test de comparaison de fréquences </text:p>
          </table:table-cell>
          <table:table-cell table:style-name="Tableau1.A2" office:value-type="string">
            <text:p text:style-name="P9">Test de Kruskal -Wallis</text:p>
            <text:p text:style-name="P9">Test de Wilcoxon du rang et du signe</text:p>
            <text:p text:style-name="P9">Test de Wilcoxon de la somme des rangs</text:p>
          </table:table-cell>
          <table:table-cell table:style-name="Tableau1.D2" office:value-type="string">
            <text:p text:style-name="P9">Test F (ANOVA)</text:p>
            <text:p text:style-name="P9">Test de comparaison de moyennes </text:p>
          </table:table-cell>
        </table:table-row>
        <table:table-row>
          <table:table-cell table:style-name="Tableau1.A2" office:value-type="string">
            <text:p text:style-name="P9">ORDINAL </text:p>
          </table:table-cell>
          <table:table-cell table:style-name="Tableau1.A2" office:value-type="string">
            <text:p text:style-name="P9"/>
          </table:table-cell>
          <table:table-cell table:style-name="Tableau1.A2" office:value-type="string">
            <text:p text:style-name="P9">Corrélation des rangs de Spearman</text:p>
            <text:p text:style-name="P9">Test de Kendall </text:p>
          </table:table-cell>
          <table:table-cell table:style-name="Tableau1.D2" office:value-type="string">
            <text:p text:style-name="P9"/>
          </table:table-cell>
        </table:table-row>
        <table:table-row>
          <table:table-cell table:style-name="Tableau1.A2" office:value-type="string">
            <text:p text:style-name="P9">QUANTITATIF </text:p>
          </table:table-cell>
          <table:table-cell table:style-name="Tableau1.A2" office:value-type="string">
            <text:p text:style-name="P9"/>
          </table:table-cell>
          <table:table-cell table:style-name="Tableau1.A2" office:value-type="string">
            <text:p text:style-name="P9"/>
          </table:table-cell>
          <table:table-cell table:style-name="Tableau1.D2" office:value-type="string">
            <text:p text:style-name="P9">Coefficient de corrélation de Pearson</text:p>
            <text:p text:style-name="P9">Test de</text:p>
            <text:p text:style-name="P9">comparaison de moyennes </text:p>
          </table:table-cell>
        </table:table-row>
      </table:table>
      <text:p text:style-name="Corps_20_de_20_texte.MsoNormal">En colonne figurant les variables à expliquer et en ligne les variables explicatives.</text:p>
      <text:h text:style-name="Heading_20_2" text:outline-level="2"><text:span text:style-name="T1">·</text:span> <text:bookmark text:name="025"/>Traitement des variables quantitatives</text:h>
      <text:h text:style-name="P1" text:outline-level="6">Discussion</text:h>
      <text:p text:style-name="Corps_20_de_20_texte.MsoNormal">Le croisement de deux variables quantitatives peut être effectué dans des circonstances très variées :</text:p>
      <text:list xml:id="list6585429247152939276" text:style-name="L2">
        <text:list-item>
          <text:p text:style-name="P12">comparaison des résultats obtenus pour une variable sur deux ou plusieurs populations indépendantes;</text:p>
        </text:list-item>
        <text:list-item>
          <text:p text:style-name="P12">comparaison des résultats obtenus pour une variable sur deux échantillons appariés;</text:p>
        </text:list-item>
        <text:list-item>
          <text:p text:style-name="P12">comparaison des résultats obtenus pour deux variables quantitatives différentes pour la même population.</text:p>
        </text:list-item>
      </text:list>
      <text:h text:style-name="Heading_20_6" text:outline-level="6"><text:span text:style-name="T1">·</text:span> <text:bookmark text:name="030"/>Une variable et deux populations indépendantes <text:bookmark text:name="035"/>a) Le test de comparaison de moyennes</text:h>
      <text:p text:style-name="Corps_20_de_20_texte.MsoNormal">En ce qui concerne le cas où une seule variable est étudiée, le <text:span text:style-name="T5">test de comparaison de moyennes </text:span>est la statistique classique lorsque deux populations sont concernées.</text:p>
      <text:p text:style-name="Corps_20_de_20_texte.MsoNormal">L'analyste dispose des données suivantes :</text:p>
      <text:list xml:id="list7395435458264860545" text:style-name="L3">
        <text:list-item>
          <text:p text:style-name="P13">deux populations A et B respectivement d'effectifs N<text:span text:style-name="T8">a</text:span> et N<text:span text:style-name="T8">b</text:span>;</text:p>
        </text:list-item>
        <text:list-item>
          <text:p text:style-name="P13">la moyenne de la variable étudiée est a dans la population A et b dans la population B.</text:p>
        </text:list-item>
        <text:list-item>
          <text:p text:style-name="P13">la variance de la variable analysée est s<text:span text:style-name="T8">a</text:span><text:span text:style-name="T12">2</text:span> pour A et s<text:span text:style-name="T8">b</text:span><text:span text:style-name="T12">2</text:span> pour B.</text:p>
        </text:list-item>
      </text:list>
      <text:p text:style-name="Corps_20_de_20_texte.MsoNormal">Dans la mesure où l'on estime que <draw:frame draw:style-name="fr1" draw:name="images1" text:anchor-type="as-char" svg:width="0.407cm" svg:height="0.453cm" draw:z-index="0"><draw:image xlink:href="../slides_fichiers/Image423.gif" xlink:type="simple" xlink:show="embed" xlink:actuate="onLoad"/></draw:frame><text:bookmark text:name="_x0000_i1025"/><text:span text:style-name="T8">a</text:span> et <draw:frame draw:style-name="fr1" draw:name="images2" text:anchor-type="as-char" svg:width="0.407cm" svg:height="0.453cm" draw:z-index="1"><draw:image xlink:href="../slides_fichiers/Image423.gif" xlink:type="simple" xlink:show="embed" xlink:actuate="onLoad"/></draw:frame><text:bookmark text:name="_x0000_i1026"/><text:span text:style-name="T8">b</text:span> suivent une loi normale, respectivement de moyenne µ<text:span text:style-name="T8">a</text:span> et µ<text:span text:style-name="T8">b</text:span> et de variance s<text:span text:style-name="T8">a</text:span><text:span text:style-name="T12">2</text:span> et s<text:span text:style-name="T8">b</text:span><text:span text:style-name="T12">2</text:span>, on montre que la différence D = <draw:frame draw:style-name="fr1" draw:name="images3" text:anchor-type="as-char" svg:width="0.407cm" svg:height="0.453cm" draw:z-index="18"><draw:image xlink:href="../slides_fichiers/Image423.gif" xlink:type="simple" xlink:show="embed" xlink:actuate="onLoad"/></draw:frame><text:bookmark text:name="_x0000_i1027"/><text:span text:style-name="T8">a</text:span> - <draw:frame draw:style-name="fr1" draw:name="images4" text:anchor-type="as-char" svg:width="0.407cm" svg:height="0.453cm" draw:z-index="19"><draw:image xlink:href="../slides_fichiers/Image423.gif" xlink:type="simple" xlink:show="embed" xlink:actuate="onLoad"/></draw:frame><text:bookmark text:name="_x0000_i1028"/><text:span text:style-name="T8">b</text:span></text:p>
      <text:p text:style-name="Corps_20_de_20_texte.MsoNormal">suit également une loi normale de moyenne µ<text:span text:style-name="T8">a</text:span> - µ<text:span text:style-name="T8">b</text:span> et de variance:</text:p>
      <text:p text:style-name="Corps_20_de_20_texte.MsoNormal"><text:span text:style-name="T1"><text:s/><text:tab/>s</text:span><text:span text:style-name="T9">D</text:span><text:span text:style-name="T13">2</text:span> <text:span text:style-name="T16">= [</text:span><text:span text:style-name="T1">s</text:span><text:span text:style-name="T9">a</text:span><text:span text:style-name="T13">2</text:span> <text:span text:style-name="T16">/Na + </text:span><text:span text:style-name="T1">s</text:span><text:span text:style-name="T9">b</text:span><text:span text:style-name="T13">2</text:span> <text:span text:style-name="T16">/Nb] </text:span><text:span text:style-name="T1">»</text:span> <text:span text:style-name="T16">[s</text:span><text:span text:style-name="T9">a</text:span><text:span text:style-name="T13">2</text:span><text:span text:style-name="T16"> /Na + s</text:span><text:span text:style-name="T9">b</text:span><text:span text:style-name="T13">2</text:span><text:span text:style-name="T16"> /Nb] <text:tab/></text:span></text:p>
      <text:p text:style-name="Corps_20_de_20_texte.MsoNormal">L'intervalle de confiance de la différence de moyenne au risque a est donné par :</text:p>
      <text:p text:style-name="Corps_20_de_20_texte.MsoNormal"><text:s/>µ<text:span text:style-name="T8">a</text:span>-µ<text:span text:style-name="T8">b </text:span>= <draw:frame draw:style-name="fr1" draw:name="images5" text:anchor-type="as-char" svg:width="0.407cm" svg:height="0.453cm" draw:z-index="2"><draw:image xlink:href="../slides_fichiers/Image423.gif" xlink:type="simple" xlink:show="embed" xlink:actuate="onLoad"/></draw:frame><text:bookmark text:name="_x0000_i1029"/><text:span text:style-name="T8">a</text:span>-<draw:frame draw:style-name="fr1" draw:name="images6" text:anchor-type="as-char" svg:width="0.407cm" svg:height="0.453cm" draw:z-index="3"><draw:image xlink:href="../slides_fichiers/Image423.gif" xlink:type="simple" xlink:show="embed" xlink:actuate="onLoad"/></draw:frame><text:bookmark text:name="_x0000_i1030"/><text:span text:style-name="T8">b</text:span> <text:span text:style-name="T1">±</text:span> z<text:span text:style-name="T10">a</text:span><text:span text:style-name="T8">/2</text:span>[s<text:span text:style-name="T8">a</text:span><text:span text:style-name="T12">2</text:span>/Na+s<text:span text:style-name="T8">b</text:span><text:span text:style-name="T12">2</text:span>/Nb]<text:span text:style-name="T12">1/2</text:span> (18) </text:p>
      <text:p text:style-name="Corps_20_de_20_texte.MsoNormal">L'hypothèse nulle Ho correspond au cas où la différence D = µa - µb de moyennes est nulle. Sous Ho, la variable réduite devient :</text:p>
      <text:p text:style-name="Corps_20_de_20_texte.MsoNormal"><text:s/>Z (a-b)/[s<text:span text:style-name="T8">a</text:span><text:span text:style-name="T12">2</text:span>/Na+s<text:span text:style-name="T8">b</text:span><text:span text:style-name="T12">2</text:span>/Nb]<text:span text:style-name="T12">1/2 </text:span>(19)</text:p>
      <text:p text:style-name="Corps_20_de_20_texte.MsoNormal">La valeur z ainsi calculée doit être comparée avec la valeur lue dans la table normale réduite pour le seuil de confiance désiré et compte tenu du caractère unilatéral ou bilatéral du test. Pour un test bilatéral par exemple, Ho sera rejeté au seuil de risque de 5 % si <text:span text:style-name="T5">|z| &gt; 1,96.</text:span></text:p>
      <text:p text:style-name="P11"/>
      <text:h text:style-name="P2" text:outline-level="6">Exemple:</text:h>
      <text:p text:style-name="P4">Supposons que dans le cadre de l'étude CAMIP, on a ajouté une question sur la nombre de disquettes d'ordinateur achetées par an qu'on croise avec la question 27(le fait d'être homme ou femme) a fait apparaître les résultats suivants:</text:p>
      <text:p text:style-name="Corps_20_de_20_texte.MsoNormal"><text:s/><text:span text:style-name="T7">les hommes (A): Na = 155; nombre moyen de disquettes = 10, avec Sa</text:span><text:span text:style-name="T14">2</text:span><text:span text:style-name="T7"> = 64;</text:span></text:p>
      <text:p text:style-name="Corps_20_de_20_texte.MsoNormal"><text:s/><text:span text:style-name="T7">les femmes (B): Nb = 75; Xb = 3, Sb = 25.</text:span></text:p>
      <text:p text:style-name="P4">La variance des différences de moyennes est donnée par:</text:p>
      <text:p text:style-name="P4">64/155 + 25/75 = 0,74.</text:p>
      <text:p text:style-name="P4">L'écart type de D est alors = 0,86. L'hypothèse nulle pour laquelle il n'existe pas de différence dans les quantités de disquettes achetées par les homme et par les femmes peut être rejetée, puisque z = (10 - 3)/0,86 est supérieur à 1 96</text:p>
      <text:p text:style-name="Corps_20_de_20_texte.MsoNormal"/>
      <text:h text:style-name="Heading_20_6" text:outline-level="6"><text:span text:style-name="T1">·</text:span> <text:bookmark text:name="040"/>b) Autres tests <text:bookmark text:name="045"/><text:span text:style-name="T4">1) test de Student</text:span></text:h>
      <text:p text:style-name="Corps_20_de_20_texte.MsoNormal">- Pour des petits échantillons (Na et Nb &lt; 30), on utilisera le test <text:span text:style-name="T5">de Student. </text:span>Dans la mesure où la variance des Xa et des Xb est estimée la variance de la distribution des différences de moyennes est approchée par l'expression :</text:p>
      <text:p text:style-name="Corps_20_de_20_texte.MsoNormal"><text:span text:style-name="T1">s</text:span> <text:span text:style-name="T9">D</text:span><text:span text:style-name="T13">2</text:span> <text:span text:style-name="T16">= [(N</text:span><text:span text:style-name="T9">a</text:span><text:span text:style-name="T16">-1)s</text:span><text:span text:style-name="T9">a</text:span><text:span text:style-name="T13">2</text:span><text:span text:style-name="T16"> + (N</text:span><text:span text:style-name="T9">b</text:span><text:span text:style-name="T16">-1) s</text:span><text:span text:style-name="T9">b</text:span><text:span text:style-name="T13">2</text:span><text:span text:style-name="T16">]</text:span> <text:span text:style-name="T16">/(N</text:span><text:span text:style-name="T9">a</text:span><text:span text:style-name="T16"> + N</text:span><text:span text:style-name="T9">b</text:span><text:span text:style-name="T16"> - 2)(1/N</text:span><text:span text:style-name="T9">a</text:span><text:span text:style-name="T16"> + 1/N</text:span><text:span text:style-name="T9">b</text:span><text:span text:style-name="T16">) (20)</text:span></text:p>
      <text:p text:style-name="Corps_20_de_20_texte.MsoNormal">La différence D suit alors une loi de Student à (N<text:span text:style-name="T8">a</text:span> + N<text:span text:style-name="T8">b</text:span> - 2) degrés de liberté.</text:p>
      <text:p text:style-name="Corps_20_de_20_texte.MsoNormal"/>
      <text:h text:style-name="Heading_20_6" text:outline-level="6"><text:span text:style-name="T1">·</text:span> <text:bookmark text:name="050"/><text:span text:style-name="T4">2) (test en F et Kruskal - Wallis)</text:span></text:h>
      <text:p text:style-name="Corps_20_de_20_texte.MsoNormal">Quand plus de deux populations sont concernés, on aura recours au <text:span text:style-name="T5">test </text:span>F. Si l'hypothèse de normalité évoquée plus haut n'est pas respecté on pourra employer le <text:span text:style-name="T5">test de Kruskal-Wallis.</text:span></text:p>
      <text:p text:style-name="Corps_20_de_20_texte.MsoNormal"/>
      <text:h text:style-name="Heading_20_6" text:outline-level="6"><text:span text:style-name="T1">·</text:span> <text:bookmark text:name="055"/><text:span text:style-name="T4">Une variable et deux échantillons appariées</text:span></text:h>
      <text:p text:style-name="Corps_20_de_20_texte.MsoNormal">Dans le cas d'échantillons appariés, à chaque individu d'un premier groupe est associé un individu du second groupe (le groupe-témoin) offrant les mêmes caractéristiques.</text:p>
      <text:p text:style-name="Corps_20_de_20_texte.MsoNormal">Pour chaque couple i de deux individus appariés, une différence <draw:frame draw:style-name="fr3" draw:name="Object15" text:anchor-type="as-char" svg:width="2.536cm" svg:height="0.531cm" draw:z-index="20"><draw:object xlink:href="./Object 15" xlink:type="simple" xlink:show="embed" xlink:actuate="onLoad"/><draw:image xlink:href="./ObjectReplacements/Object 15" xlink:type="simple" xlink:show="embed" xlink:actuate="onLoad"/></draw:frame>est calculée. Sur l'ensemble n des couples étudiés, la différence moyenne est donnée par <draw:frame draw:style-name="fr3" draw:name="Object16" text:anchor-type="as-char" svg:width="1.983cm" svg:height="1.117cm" draw:z-index="21"><draw:object xlink:href="./Object 16" xlink:type="simple" xlink:show="embed" xlink:actuate="onLoad"/><draw:image xlink:href="./ObjectReplacements/Object 16" xlink:type="simple" xlink:show="embed" xlink:actuate="onLoad"/></draw:frame> et la variance des différences est alors <draw:frame draw:style-name="fr3" draw:name="Object17" text:anchor-type="as-char" svg:width="3.177cm" svg:height="1.122cm" draw:z-index="22"><draw:object xlink:href="./Object 17" xlink:type="simple" xlink:show="embed" xlink:actuate="onLoad"/><draw:image xlink:href="./ObjectReplacements/Object 17" xlink:type="simple" xlink:show="embed" xlink:actuate="onLoad"/></draw:frame></text:p>
      <text:p text:style-name="Corps_20_de_20_texte.MsoNormal">On montre que <text:bookmark text:name="_x0000_i1033"/><draw:frame draw:style-name="fr3" draw:name="Object18" text:anchor-type="as-char" svg:width="0.552cm" svg:height="0.467cm" draw:z-index="23"><draw:object xlink:href="./Object 18" xlink:type="simple" xlink:show="embed" xlink:actuate="onLoad"/><draw:image xlink:href="./ObjectReplacements/Object 18" xlink:type="simple" xlink:show="embed" xlink:actuate="onLoad"/></draw:frame>est distribué selon une loi normale de moyenne <draw:frame draw:style-name="fr3" draw:name="Object19" text:anchor-type="as-char" svg:width="1.328cm" svg:height="0.363cm" draw:z-index="24"><draw:object xlink:href="./Object 19" xlink:type="simple" xlink:show="embed" xlink:actuate="onLoad"/><draw:image xlink:href="./ObjectReplacements/Object 19" xlink:type="simple" xlink:show="embed" xlink:actuate="onLoad"/></draw:frame> et de variance</text:p>
      <text:p text:style-name="Formula"><text:s text:c="2"/><text:tab/><draw:frame draw:style-name="fr3" draw:name="Object20" text:anchor-type="as-char" svg:width="3.179cm" svg:height="1.162cm" draw:z-index="25"><draw:object xlink:href="./Object 20" xlink:type="simple" xlink:show="embed" xlink:actuate="onLoad"/><draw:image xlink:href="./ObjectReplacements/Object 20" xlink:type="simple" xlink:show="embed" xlink:actuate="onLoad"/><svg:desc>formula</svg:desc></draw:frame><text:tab/>(21)</text:p>
      <text:p text:style-name="Corps_20_de_20_texte.MsoNormal"/>
      <text:h text:style-name="Heading_20_6" text:outline-level="6"><text:span text:style-name="T1">·</text:span> <text:bookmark text:name="060"/><text:span text:style-name="T4">Deux variables et la même population</text:span></text:h>
      <text:p text:style-name="Corps_20_de_20_texte.MsoNormal">Les relations entre deux variables quantitatives sur la même population sont généralement analysées à l'aide du <text:span text:style-name="T5">coefficient de corrélation </text:span>de Pearson qui sera étudié au cours du chapitre portant sur la régression linéaire</text:p>
      <text:p text:style-name="Corps_20_de_20_texte.MsoNormal"/>
      <text:h text:style-name="Heading_20_2" text:outline-level="2"><text:span text:style-name="T1">·</text:span> <text:bookmark text:name="065"/>Traitement des variables nominales - <text:bookmark text:name="070"/><text:span text:style-name="T4">Analyse des tableaux de contingence</text:span></text:h>
      <text:h text:style-name="Heading_20_6" text:outline-level="6"><text:span text:style-name="T1">·</text:span> <text:bookmark text:name="075"/>a) Test du caractère significatif de la relation entre les variables</text:h>
      <text:p text:style-name="Corps_20_de_20_texte.MsoNormal">Dans le chapitre précédent on a vu une application du test du Khi-Deux pour l'évaluation de la qualité de l'ajustement d'une distribution de fréquences observées à une distribution théorique.</text:p>
      <text:p text:style-name="Corps_20_de_20_texte.MsoNormal">De façon plus générale, ce test est employé pour analyser les tableaux de contingence et repérer le caractère statistiquement significatif de l'association entre deux variables nominales.</text:p>
      <text:p text:style-name="Corps_20_de_20_texte.MsoNormal">La statistique du <text:span text:style-name="T12"><draw:frame draw:style-name="fr3" draw:name="Object22" text:anchor-type="as-char" svg:width="0.6cm" svg:height="0.543cm" draw:z-index="27"><draw:object xlink:href="./Object 22" xlink:type="simple" xlink:show="embed" xlink:actuate="onLoad"/><draw:image xlink:href="./ObjectReplacements/Object 22" xlink:type="simple" xlink:show="embed" xlink:actuate="onLoad"/></draw:frame></text:span> est donnée, en ce qui concerne les tableaux de contingence, par la formule suivante:</text:p>
      <text:p text:style-name="Formula"><text:s text:c="2"/><text:tab/><draw:frame draw:style-name="fr3" draw:name="Object21" text:anchor-type="as-char" svg:width="4.082cm" svg:height="1.184cm" draw:z-index="26"><draw:object xlink:href="./Object 21" xlink:type="simple" xlink:show="embed" xlink:actuate="onLoad"/><draw:image xlink:href="./ObjectReplacements/Object 21" xlink:type="simple" xlink:show="embed" xlink:actuate="onLoad"/></draw:frame><text:tab/>(22)</text:p>
      <text:p text:style-name="Corps_20_de_20_texte.MsoNormal">où <text:span text:style-name="T5">N</text:span><text:span text:style-name="T11">ij</text:span> = nombre d'observations dans la case ij; <text:span text:style-name="T2">Q</text:span><text:span text:style-name="T5">ij</text:span> = nombre théorique associé à la case ij = (Total de la ligne i)<text:span text:style-name="T12">.</text:span>(Total de la colonne j)/Nombre total d'observations.</text:p>
      <text:p text:style-name="Corps_20_de_20_texte.MsoNormal">Pour un tableau comportant <text:span text:style-name="T5">C</text:span> colonnes et <text:span text:style-name="T5">L</text:span> lignes, la valeur ainsi calculée est comparée à la valeur critique <text:span text:style-name="T15"><draw:frame draw:style-name="fr3" draw:name="Object23" text:anchor-type="as-char" svg:width="0.6cm" svg:height="0.543cm" draw:z-index="28"><draw:object xlink:href="./Object 23" xlink:type="simple" xlink:show="embed" xlink:actuate="onLoad"/><draw:image xlink:href="./ObjectReplacements/Object 23" xlink:type="simple" xlink:show="embed" xlink:actuate="onLoad"/><svg:desc>formula</svg:desc></draw:frame></text:span> lue sur la table du Khi-Deux pour un seuil de confiance <text:span text:style-name="T1"><draw:frame draw:style-name="fr3" draw:name="Object24" text:anchor-type="as-char" svg:width="1.046cm" svg:height="0.467cm" draw:z-index="29"><draw:object xlink:href="./Object 24" xlink:type="simple" xlink:show="embed" xlink:actuate="onLoad"/><draw:image xlink:href="./ObjectReplacements/Object 24" xlink:type="simple" xlink:show="embed" xlink:actuate="onLoad"/></draw:frame></text:span>, et pour un nombre de degrés de liberté égal à (C - 1)(L - 1) .</text:p>
      <text:p text:style-name="Corps_20_de_20_texte.MsoNormal">La table du Khi-Deux donne la distribution de probabilité des valeurs de <text:span text:style-name="T12"><draw:frame draw:style-name="fr3" draw:name="Object25" text:anchor-type="as-char" svg:width="0.6cm" svg:height="0.543cm" draw:z-index="30"><draw:object xlink:href="./Object 25" xlink:type="simple" xlink:show="embed" xlink:actuate="onLoad"/><draw:image xlink:href="./ObjectReplacements/Object 25" xlink:type="simple" xlink:show="embed" xlink:actuate="onLoad"/><svg:desc>formula</svg:desc></draw:frame></text:span> obtenues dans un tableau lorsque l'hypothèse nulle est vraie, c'est-à-dire dans le cas d'indépendance entre les deux variables étudiées. Par exemple, au seuil de 5 % et pour deux degrés de liberté, le <draw:frame draw:style-name="fr3" draw:name="Object26" text:anchor-type="as-char" svg:width="0.6cm" svg:height="0.543cm" draw:z-index="31"><draw:object xlink:href="./Object 26" xlink:type="simple" xlink:show="embed" xlink:actuate="onLoad"/><draw:image xlink:href="./ObjectReplacements/Object 26" xlink:type="simple" xlink:show="embed" xlink:actuate="onLoad"/><svg:desc>formula</svg:desc></draw:frame><text:span text:style-name="T12"> </text:span>lu sur la table vaut 5,99 : ceci veut dire que sous Ho il n'y a que 5 % de tableaux à deux degrés de liberté pour lesquels on pourrait calculer un x2 supérieur ou égal à 5,99. Si le <text:span text:style-name="T12"><draw:frame draw:style-name="fr3" draw:name="Object27" text:anchor-type="as-char" svg:width="0.6cm" svg:height="0.543cm" draw:z-index="32"><draw:object xlink:href="./Object 27" xlink:type="simple" xlink:show="embed" xlink:actuate="onLoad"/><draw:image xlink:href="./ObjectReplacements/Object 27" xlink:type="simple" xlink:show="embed" xlink:actuate="onLoad"/><svg:desc>formula</svg:desc></draw:frame></text:span> calculé est plus fort, il y a donc moins de cinq chances sur cent de se tromper en rejetant Ho.</text:p>
      <text:h text:style-name="P3" text:outline-level="6">Exemple</text:h>
      <text:p text:style-name="Text_20_body">Exemple</text:p>
      <text:p text:style-name="Text_20_body">Le tableau <text:sequence-ref text:reference-format="value" text:ref-name="refTable1">2</text:sequence-ref> a donné les résultats d'un éventuel résultat du croisement des questions 3 (le fait d'avoir commandé) et 27 (être homme où femme). Le tableau <text:sequence-ref text:reference-format="value" text:ref-name="refTable1">2</text:sequence-ref>b fournit les valeurs théoriques: par exemple, pour la case 1, la valeur 53,91 = (80)(155)/230. Les différences (Nij-<text:span text:style-name="T1">Q</text:span>ij;) apparaissent sur le tableau <text:sequence-ref text:reference-format="value" text:ref-name="refTable1">2</text:sequence-ref>c, et le <text:span text:style-name="T12"><draw:frame draw:style-name="fr3" draw:name="Object28" text:anchor-type="as-char" svg:width="0.6cm" svg:height="0.543cm" draw:z-index="33"><draw:object xlink:href="./Object 28" xlink:type="simple" xlink:show="embed" xlink:actuate="onLoad"/><draw:image xlink:href="./ObjectReplacements/Object 28" xlink:type="simple" xlink:show="embed" xlink:actuate="onLoad"/><svg:desc>formula</svg:desc></draw:frame></text:span> associé à chaque case, sur le tableau <text:sequence-ref text:reference-format="value" text:ref-name="refTable1">2</text:sequence-ref>d. Au total, le <text:span text:style-name="T18"><draw:frame draw:style-name="fr3" draw:name="Object29" text:anchor-type="as-char" svg:width="0.6cm" svg:height="0.543cm" draw:z-index="34"><draw:object xlink:href="./Object 29" xlink:type="simple" xlink:show="embed" xlink:actuate="onLoad"/><draw:image xlink:href="./ObjectReplacements/Object 29" xlink:type="simple" xlink:show="embed" xlink:actuate="onLoad"/><svg:desc>formula</svg:desc></draw:frame></text:span><text:span text:style-name="T17"> calculé s'élève à 28,64: il dépasse le %2 critique (5,99). La qualité d'abonné est donc liée significativement au motif du voyage</text:span><text:span text:style-name="T19">.</text:span></text:p>
      <text:p text:style-name="P5">Tableau <text:sequence text:ref-name="refTable1" text:name="Table" text:formula="ooow:Table+1" style:num-format="1">2</text:sequence>.: Application du Khi-Deux à un tableau de contingence</text:p>
      <text:p text:style-name="Corps_20_de_20_texte.MsoNormal">a) Croisement question Q3 et Q27: valeurs observées</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Standard"/>
          </table:table-cell>
          <table:table-cell table:style-name="Tableau2.A1" office:value-type="string">
            <text:p text:style-name="Standard">Homme </text:p>
          </table:table-cell>
          <table:table-cell table:style-name="Tableau2.A1" office:value-type="string">
            <text:p text:style-name="Standard">Femme </text:p>
          </table:table-cell>
          <table:table-cell table:style-name="Tableau2.D1" office:value-type="string">
            <text:p text:style-name="Standard">Total </text:p>
          </table:table-cell>
        </table:table-row>
        <table:table-row>
          <table:table-cell table:style-name="Tableau2.A2" office:value-type="string">
            <text:p text:style-name="Standard">Jamais </text:p>
          </table:table-cell>
          <table:table-cell table:style-name="Tableau2.A2" office:value-type="string">
            <text:p text:style-name="Standard">70 </text:p>
          </table:table-cell>
          <table:table-cell table:style-name="Tableau2.A2" office:value-type="string">
            <text:p text:style-name="Standard">10 </text:p>
          </table:table-cell>
          <table:table-cell table:style-name="Tableau2.D2" office:value-type="string">
            <text:p text:style-name="Standard">80 </text:p>
          </table:table-cell>
        </table:table-row>
        <table:table-row>
          <table:table-cell table:style-name="Tableau2.A2" office:value-type="string">
            <text:p text:style-name="Standard">l'année dernière </text:p>
          </table:table-cell>
          <table:table-cell table:style-name="Tableau2.A2" office:value-type="string">
            <text:p text:style-name="Standard">35 </text:p>
          </table:table-cell>
          <table:table-cell table:style-name="Tableau2.A2" office:value-type="string">
            <text:p text:style-name="Standard">15 </text:p>
          </table:table-cell>
          <table:table-cell table:style-name="Tableau2.D2" office:value-type="string">
            <text:p text:style-name="Standard">50 </text:p>
          </table:table-cell>
        </table:table-row>
        <table:table-row>
          <table:table-cell table:style-name="Tableau2.A2" office:value-type="string">
            <text:p text:style-name="Standard">cette année </text:p>
          </table:table-cell>
          <table:table-cell table:style-name="Tableau2.A2" office:value-type="string">
            <text:p text:style-name="Standard">50 </text:p>
          </table:table-cell>
          <table:table-cell table:style-name="Tableau2.A2" office:value-type="string">
            <text:p text:style-name="Standard">50 </text:p>
          </table:table-cell>
          <table:table-cell table:style-name="Tableau2.D2" office:value-type="string">
            <text:p text:style-name="Standard">100 </text:p>
          </table:table-cell>
        </table:table-row>
        <table:table-row>
          <table:table-cell table:style-name="Tableau2.A2" office:value-type="string">
            <text:p text:style-name="Standard">Total </text:p>
          </table:table-cell>
          <table:table-cell table:style-name="Tableau2.A2" office:value-type="string">
            <text:p text:style-name="Standard">155 </text:p>
          </table:table-cell>
          <table:table-cell table:style-name="Tableau2.A2" office:value-type="string">
            <text:p text:style-name="Standard">75 </text:p>
          </table:table-cell>
          <table:table-cell table:style-name="Tableau2.D2" office:value-type="string">
            <text:p text:style-name="Standard">230 </text:p>
          </table:table-cell>
        </table:table-row>
      </table:table>
      <text:p text:style-name="Corps_20_de_20_texte.MsoNormal">b) Valeurs théorique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Standard">Jamais </text:p>
          </table:table-cell>
          <table:table-cell table:style-name="Tableau3.A1" office:value-type="string">
            <text:p text:style-name="Standard">53,91 </text:p>
          </table:table-cell>
          <table:table-cell table:style-name="Tableau3.A1" office:value-type="string">
            <text:p text:style-name="Standard">26,09 </text:p>
          </table:table-cell>
          <table:table-cell table:style-name="Tableau3.D1" office:value-type="string">
            <text:p text:style-name="Standard">80 </text:p>
          </table:table-cell>
        </table:table-row>
        <table:table-row>
          <table:table-cell table:style-name="Tableau3.A2" office:value-type="string">
            <text:p text:style-name="Standard">l'année dernière </text:p>
          </table:table-cell>
          <table:table-cell table:style-name="Tableau3.A2" office:value-type="string">
            <text:p text:style-name="Standard">33,70 </text:p>
          </table:table-cell>
          <table:table-cell table:style-name="Tableau3.A2" office:value-type="string">
            <text:p text:style-name="Standard">16,30 </text:p>
          </table:table-cell>
          <table:table-cell table:style-name="Tableau3.D2" office:value-type="string">
            <text:p text:style-name="Standard">50 </text:p>
          </table:table-cell>
        </table:table-row>
        <table:table-row>
          <table:table-cell table:style-name="Tableau3.A2" office:value-type="string">
            <text:p text:style-name="Standard">cette année </text:p>
          </table:table-cell>
          <table:table-cell table:style-name="Tableau3.A2" office:value-type="string">
            <text:p text:style-name="Standard">67,39 </text:p>
          </table:table-cell>
          <table:table-cell table:style-name="Tableau3.A2" office:value-type="string">
            <text:p text:style-name="Standard">32,61 </text:p>
          </table:table-cell>
          <table:table-cell table:style-name="Tableau3.D2" office:value-type="string">
            <text:p text:style-name="Standard">100 </text:p>
          </table:table-cell>
        </table:table-row>
        <table:table-row>
          <table:table-cell table:style-name="Tableau3.A2" office:value-type="string">
            <text:p text:style-name="Standard">Total </text:p>
          </table:table-cell>
          <table:table-cell table:style-name="Tableau3.A2" office:value-type="string">
            <text:p text:style-name="Standard">155,00 </text:p>
          </table:table-cell>
          <table:table-cell table:style-name="Tableau3.A2" office:value-type="string">
            <text:p text:style-name="Standard">75,00 </text:p>
          </table:table-cell>
          <table:table-cell table:style-name="Tableau3.D2" office:value-type="string">
            <text:p text:style-name="Standard">230 </text:p>
          </table:table-cell>
        </table:table-row>
      </table:table>
      <text:p text:style-name="Corps_20_de_20_texte.MsoNormal">c) Différences entre valeurs observées et valeurs théorique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Standard">Jamais </text:p>
          </table:table-cell>
          <table:table-cell table:style-name="Tableau4.A1" office:value-type="string">
            <text:p text:style-name="Standard">16,09 </text:p>
          </table:table-cell>
          <table:table-cell table:style-name="Tableau4.A1" office:value-type="string">
            <text:p text:style-name="Standard">-16,09 </text:p>
          </table:table-cell>
          <table:table-cell table:style-name="Tableau4.D1" office:value-type="string">
            <text:p text:style-name="Standard">0,00 </text:p>
          </table:table-cell>
        </table:table-row>
        <table:table-row>
          <table:table-cell table:style-name="Tableau4.A2" office:value-type="string">
            <text:p text:style-name="Standard">l'année dernière </text:p>
          </table:table-cell>
          <table:table-cell table:style-name="Tableau4.A2" office:value-type="string">
            <text:p text:style-name="Standard">1,30 </text:p>
          </table:table-cell>
          <table:table-cell table:style-name="Tableau4.A2" office:value-type="string">
            <text:p text:style-name="Standard">-1,3 </text:p>
          </table:table-cell>
          <table:table-cell table:style-name="Tableau4.D2" office:value-type="string">
            <text:p text:style-name="Standard">0,00 </text:p>
          </table:table-cell>
        </table:table-row>
        <table:table-row>
          <table:table-cell table:style-name="Tableau4.A2" office:value-type="string">
            <text:p text:style-name="Standard">cette année </text:p>
          </table:table-cell>
          <table:table-cell table:style-name="Tableau4.A2" office:value-type="string">
            <text:p text:style-name="Standard">-1 7,39 </text:p>
          </table:table-cell>
          <table:table-cell table:style-name="Tableau4.A2" office:value-type="string">
            <text:p text:style-name="Standard">1 7,39 </text:p>
          </table:table-cell>
          <table:table-cell table:style-name="Tableau4.D2" office:value-type="string">
            <text:p text:style-name="Standard">0,00 </text:p>
          </table:table-cell>
        </table:table-row>
        <table:table-row>
          <table:table-cell table:style-name="Tableau4.A2" office:value-type="string">
            <text:p text:style-name="Standard">Total </text:p>
          </table:table-cell>
          <table:table-cell table:style-name="Tableau4.A2" office:value-type="string">
            <text:p text:style-name="Standard">0,00 </text:p>
          </table:table-cell>
          <table:table-cell table:style-name="Tableau4.A2" office:value-type="string">
            <text:p text:style-name="Standard">0,00 </text:p>
          </table:table-cell>
          <table:table-cell table:style-name="Tableau4.D2" office:value-type="string">
            <text:p text:style-name="Standard">0 00 </text:p>
          </table:table-cell>
        </table:table-row>
      </table:table>
      <text:p text:style-name="Corps_20_de_20_texte.MsoNormal">d) Croisement questions Q3 et Q27: calcul du Khi-Deux</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Standard"/>
          </table:table-cell>
          <table:table-cell table:style-name="Tableau5.A1" office:value-type="string">
            <text:p text:style-name="Standard">Homme </text:p>
          </table:table-cell>
          <table:table-cell table:style-name="Tableau5.A1" office:value-type="string">
            <text:p text:style-name="Standard">Femme </text:p>
          </table:table-cell>
          <table:table-cell table:style-name="Tableau5.D1" office:value-type="string">
            <text:p text:style-name="Standard">Total </text:p>
          </table:table-cell>
        </table:table-row>
        <table:table-row>
          <table:table-cell table:style-name="Tableau5.A2" office:value-type="string">
            <text:p text:style-name="Standard">Jamais </text:p>
          </table:table-cell>
          <table:table-cell table:style-name="Tableau5.A2" office:value-type="string">
            <text:p text:style-name="Standard">4,80 </text:p>
          </table:table-cell>
          <table:table-cell table:style-name="Tableau5.A2" office:value-type="string">
            <text:p text:style-name="Standard">9,92 </text:p>
          </table:table-cell>
          <table:table-cell table:style-name="Tableau5.D2" office:value-type="string">
            <text:p text:style-name="Standard">14,72 </text:p>
          </table:table-cell>
        </table:table-row>
        <table:table-row>
          <table:table-cell table:style-name="Tableau5.A2" office:value-type="string">
            <text:p text:style-name="Standard">l'année dernière </text:p>
          </table:table-cell>
          <table:table-cell table:style-name="Tableau5.A2" office:value-type="string">
            <text:p text:style-name="Standard">0,05 </text:p>
          </table:table-cell>
          <table:table-cell table:style-name="Tableau5.C3" office:value-type="float" office:value="0.1">
            <text:p text:style-name="Standard">0,1</text:p>
          </table:table-cell>
          <table:table-cell table:style-name="Tableau5.D3" office:value-type="float" office:value="0.15">
            <text:p text:style-name="Standard">0,15</text:p>
          </table:table-cell>
        </table:table-row>
        <table:table-row>
          <table:table-cell table:style-name="Tableau5.A2" office:value-type="string">
            <text:p text:style-name="Standard">cette année </text:p>
          </table:table-cell>
          <table:table-cell table:style-name="Tableau5.A2" office:value-type="string">
            <text:p text:style-name="Standard">4,49 </text:p>
          </table:table-cell>
          <table:table-cell table:style-name="Tableau5.A2" office:value-type="string">
            <text:p text:style-name="Standard">9,28 </text:p>
          </table:table-cell>
          <table:table-cell table:style-name="Tableau5.D2" office:value-type="string">
            <text:p text:style-name="Standard">13,76 </text:p>
          </table:table-cell>
        </table:table-row>
        <table:table-row>
          <table:table-cell table:style-name="Tableau5.A2" office:value-type="string">
            <text:p text:style-name="Standard">Total </text:p>
          </table:table-cell>
          <table:table-cell table:style-name="Tableau5.A2" office:value-type="string">
            <text:p text:style-name="Standard">9,34 </text:p>
          </table:table-cell>
          <table:table-cell table:style-name="Tableau5.A2" office:value-type="string">
            <text:p text:style-name="Standard">19,30 </text:p>
          </table:table-cell>
          <table:table-cell table:style-name="Tableau5.D2" office:value-type="string">
            <text:p text:style-name="Standard">28,64 </text:p>
          </table:table-cell>
        </table:table-row>
      </table:table>
      <text:p text:style-name="Standard">Khi-Deux calculé: 28,64 nombre ddl: 2</text:p>
      <text:p text:style-name="Standard">Khi-Deux critique: 5,99 risque: 5 %</text:p>
      <text:p text:style-name="Corps_20_de_20_texte.MsoNormal">Le test est fourni couramment par les logiciels; il souffre cependant de certaines limitations:</text:p>
      <text:p text:style-name="Corps_20_de_20_texte.MsoNormal">- l'effectif sur lequel porte le tableau doit être suffisamment important on ne doit pas trouver plus de 20 % de cases avec un effectif inférieur à 5 ;</text:p>
      <text:p text:style-name="Corps_20_de_20_texte.MsoNormal">- le <text:span text:style-name="T12"><draw:frame draw:style-name="fr3" draw:name="Object30" text:anchor-type="as-char" svg:width="0.6cm" svg:height="0.543cm" draw:z-index="35"><draw:object xlink:href="./Object 30" xlink:type="simple" xlink:show="embed" xlink:actuate="onLoad"/><draw:image xlink:href="./ObjectReplacements/Object 30" xlink:type="simple" xlink:show="embed" xlink:actuate="onLoad"/><svg:desc>formula</svg:desc></draw:frame></text:span> est calculé à partir des valeurs absolues; il est donc très sensible à la taille des effectifs considérés;</text:p>
      <text:p text:style-name="Corps_20_de_20_texte.MsoNormal">le <text:span text:style-name="T12"><draw:frame draw:style-name="fr3" draw:name="Object31" text:anchor-type="as-char" svg:width="0.6cm" svg:height="0.543cm" draw:z-index="36"><draw:object xlink:href="./Object 31" xlink:type="simple" xlink:show="embed" xlink:actuate="onLoad"/><draw:image xlink:href="./ObjectReplacements/Object 31" xlink:type="simple" xlink:show="embed" xlink:actuate="onLoad"/><svg:desc>formula</svg:desc></draw:frame></text:span> permet de repérer le caractère significatif de la relation entre les deux variables, mais pas l'intensité de cette relation.</text:p>
      <text:p text:style-name="Corps_20_de_20_texte.MsoNormal"/>
      <text:h text:style-name="Heading_20_6" text:outline-level="6"><text:span text:style-name="T1">·</text:span> <text:bookmark text:name="080"/>b) Test du degré d'association entre les variables</text:h>
      <text:p text:style-name="Corps_20_de_20_texte.MsoNormal">Plusieurs coefficients peuvent repérer le degré d'association entre les deux variables étudiées. Pour les tableaux de contingence de taille 2 x 2, on peut déduire du <text:span text:style-name="T12"><draw:frame draw:style-name="fr3" draw:name="Object32" text:anchor-type="as-char" svg:width="0.6cm" svg:height="0.543cm" draw:z-index="37"><draw:object xlink:href="./Object 32" xlink:type="simple" xlink:show="embed" xlink:actuate="onLoad"/><draw:image xlink:href="./ObjectReplacements/Object 32" xlink:type="simple" xlink:show="embed" xlink:actuate="onLoad"/><svg:desc>formula</svg:desc></draw:frame></text:span>, un <text:span text:style-name="T6">coefficient </text:span><text:span text:style-name="T5">d'association </text:span><text:span text:style-name="T2">F</text:span>, tel que :</text:p>
      <text:p text:style-name="Corps_20_de_20_texte.MsoNormal"><text:s/><text:span text:style-name="T1">F</text:span> = [<text:span text:style-name="T12"><draw:frame draw:style-name="fr3" draw:name="Object34" text:anchor-type="as-char" svg:width="0.6cm" svg:height="0.543cm" draw:z-index="39"><draw:object xlink:href="./Object 34" xlink:type="simple" xlink:show="embed" xlink:actuate="onLoad"/><draw:image xlink:href="./ObjectReplacements/Object 34" xlink:type="simple" xlink:show="embed" xlink:actuate="onLoad"/><svg:desc>formula</svg:desc></draw:frame></text:span>/n]<text:span text:style-name="T12">l/2</text:span> (23)</text:p>
      <text:p text:style-name="Corps_20_de_20_texte.MsoNormal"><text:span text:style-name="T2">F</text:span> présente l'avantage d'être indépendant de la taille de l'échantillon, et de varier entre 0 et 1 .</text:p>
      <text:p text:style-name="Standard">Pour les tableaux plus grands, c'est un coefficient de contingence C qui sera utilisé<text:span text:style-name="T5"> </text:span>:</text:p>
      <text:p text:style-name="Corps_20_de_20_texte.MsoNormal"><text:s/>C = [<text:span text:style-name="T12"><draw:frame draw:style-name="fr3" draw:name="Object35" text:anchor-type="as-char" svg:width="0.6cm" svg:height="0.543cm" draw:z-index="40"><draw:object xlink:href="./Object 35" xlink:type="simple" xlink:show="embed" xlink:actuate="onLoad"/><draw:image xlink:href="./ObjectReplacements/Object 35" xlink:type="simple" xlink:show="embed" xlink:actuate="onLoad"/><svg:desc>formula</svg:desc></draw:frame></text:span>/(<text:span text:style-name="T12"><draw:frame draw:style-name="fr3" draw:name="Object36" text:anchor-type="as-char" svg:width="0.6cm" svg:height="0.543cm" draw:z-index="41"><draw:object xlink:href="./Object 36" xlink:type="simple" xlink:show="embed" xlink:actuate="onLoad"/><draw:image xlink:href="./ObjectReplacements/Object 36" xlink:type="simple" xlink:show="embed" xlink:actuate="onLoad"/><svg:desc>formula</svg:desc></draw:frame></text:span> + n)]<text:span text:style-name="T12">l/2</text:span> (24)</text:p>
      <text:p text:style-name="Corps_20_de_20_texte.MsoNormal">Plus C est élevé et plus forte est l'association entre les deux variables concernées. Le minimum de ce coefficient est 0 (indépendance totale des variables avec <text:span text:style-name="T12"><draw:frame draw:style-name="fr3" draw:name="Object33" text:anchor-type="as-char" svg:width="0.6cm" svg:height="0.543cm" draw:z-index="38"><draw:object xlink:href="./Object 33" xlink:type="simple" xlink:show="embed" xlink:actuate="onLoad"/><draw:image xlink:href="./ObjectReplacements/Object 33" xlink:type="simple" xlink:show="embed" xlink:actuate="onLoad"/><svg:desc>formula</svg:desc></draw:frame></text:span>= 0). Par contre, le maximum ne peut jamais s'élever jusqu'à 1. Dans le cas d'un tableau 2 x 2, on montre, par exemple, que le maximum est de = 0,707.</text:p>
      <text:p text:style-name="Corps_20_de_20_texte.MsoNormal"/>
      <text:h text:style-name="Heading_20_6" text:outline-level="6"><text:span text:style-name="T1">·</text:span> <text:bookmark text:name="085"/><text:span text:style-name="T4">Test de comparaison de fréquences</text:span></text:h>
      <text:p text:style-name="Corps_20_de_20_texte.MsoNormal">Lorsque l'on considère deux modalités de la variable explicative, les effectifs associés à une modalité donnée de la variable à expliquer peuvent être traduits en fréquence relative. Il s'agit de vérifier dans quelle mesure la différence de fréquences observées est significative.</text:p>
      <text:p text:style-name="Corps_20_de_20_texte.MsoNormal">Soient Pa la fréquence relative associée à la modalité A (effectif Na) de la variable explicative et Pb celle qui est associée à la modalité B (effectif Nb)</text:p>
      <text:p text:style-name="Corps_20_de_20_texte.MsoNormal">La variance des différences de proportions est donnée par <draw:frame draw:style-name="fr3" draw:name="Object37" text:anchor-type="as-char" svg:width="6.488cm" svg:height="0.591cm" draw:z-index="42"><draw:object xlink:href="./Object 37" xlink:type="simple" xlink:show="embed" xlink:actuate="onLoad"/><draw:image xlink:href="./ObjectReplacements/Object 37" xlink:type="simple" xlink:show="embed" xlink:actuate="onLoad"/></draw:frame> où <text:span text:style-name="T1">p</text:span><text:span text:style-name="T8">a</text:span> et<text:span text:style-name="T1">p</text:span><text:span text:style-name="T8">b</text:span> sont les proportions réelles. Dans la mesure où les véritables fréquences <text:span text:style-name="T1">p</text:span><text:span text:style-name="T8">a</text:span> et <text:span text:style-name="T1">p</text:span><text:span text:style-name="T8">b</text:span> ne sont pas connues, on utilisera comme estimateur de <text:span text:style-name="T15"><draw:frame draw:style-name="fr3" draw:name="Object45" text:anchor-type="as-char" svg:width="0.61cm" svg:height="0.591cm" draw:z-index="50"><draw:object xlink:href="./Object 45" xlink:type="simple" xlink:show="embed" xlink:actuate="onLoad"/><draw:image xlink:href="./ObjectReplacements/Object 45" xlink:type="simple" xlink:show="embed" xlink:actuate="onLoad"/></draw:frame></text:span> l'expression <draw:frame draw:style-name="fr3" draw:name="Object38" text:anchor-type="as-char" svg:width="4.411cm" svg:height="0.54cm" draw:z-index="43"><draw:object xlink:href="./Object 38" xlink:type="simple" xlink:show="embed" xlink:actuate="onLoad"/><draw:image xlink:href="./ObjectReplacements/Object 38" xlink:type="simple" xlink:show="embed" xlink:actuate="onLoad"/></draw:frame> où Pc est la fréquence moyenne observée sur l'ensemble des deux groupes avec <draw:frame draw:style-name="fr3" draw:name="Object39" text:anchor-type="as-char" svg:width="5.521cm" svg:height="0.54cm" draw:z-index="44"><draw:object xlink:href="./Object 39" xlink:type="simple" xlink:show="embed" xlink:actuate="onLoad"/><draw:image xlink:href="./ObjectReplacements/Object 39" xlink:type="simple" xlink:show="embed" xlink:actuate="onLoad"/></draw:frame>.</text:p>
      <text:p text:style-name="Corps_20_de_20_texte.MsoNormal">Les intervalles de confiance et le test des différences de proportions s'obtiennent dans les mêmes conditions qu'en ce qui concerne les moyennes.</text:p>
      <text:h text:style-name="P3" text:outline-level="6">Exemple:</text:h>
      <text:p text:style-name="Text_20_body">Exemples:</text:p>
      <text:p text:style-name="Text_20_body">Avec le croisement des questions 3 et 27 du questionnaire CAMIP, il apparaît que sur 155 hommes, 70 n'ont jamais commandé, soit 45,16 % et seulement 10 sur 75 femmes , soit 13,33 %<text:span text:style-name="T7"><text:line-break/></text:span>La fréquence moyenne pondérée est donc p = [155(0,4516) + 75(0,1333)]/230= 0,3478.<text:line-break/>La variance des différences de proportions est alors <text:span text:style-name="T1">s</text:span><text:span text:style-name="T8">D</text:span><text:span text:style-name="T12">2</text:span> = [0,3478(1 - 0,3478)] [1/155 + 1/75] = 0,00449 et<text:line-break/><text:span text:style-name="T1">s</text:span><text:span text:style-name="T8">D</text:span> = 0,067<text:span text:style-name="T7"><text:line-break/></text:span>Dans ces conditions l'intervalle de confiance des différences de proportions au seuil de risque de 5 % est donné par:<text:line-break/><text:span text:style-name="T1">p</text:span><text:span text:style-name="T8">a</text:span> - <text:span text:style-name="T1">p</text:span><text:span text:style-name="T8">b</text:span> = 0 4516 - 0,1333 <text:span text:style-name="T1">±</text:span> 1 96 (0,067) = [0,4496 0,187]<text:line-break/>La valeur 0 ne figurant pas dans cet intervalle de confiance, la différence de proportions apparaît significative.</text:p>
      <text:p text:style-name="Corps_20_de_20_texte.MsoNormal"/>
      <text:h text:style-name="Heading_20_2" text:outline-level="2"><text:span text:style-name="T1">·</text:span> <text:bookmark text:name="090"/>Traitement des donnes ordinales<text:span text:style-name="T1">·</text:span>&gt; <text:bookmark text:name="095"/>Relations entre deux variables ordinales</text:h>
      <text:h text:style-name="Heading_20_6" text:outline-level="6"><text:span text:style-name="T3">·</text:span> <text:bookmark text:name="100"/><text:span text:style-name="T20">a) Test de corrélation des rangs de Spearman </text:span></text:h>
      <text:p text:style-name="Corps_20_de_20_texte.MsoNormal">Ce test permet de repérer le caractère significatif de la relation qui existe entre deux classements. Il est également utilisé pour montrer la relation éventuelle qui existe entre deux variables quantitatives.</text:p>
      <text:p text:style-name="Corps_20_de_20_texte.MsoNormal">Soit n le nombre d'items à classer; Xi est le rang de l'item i dans un premier classement et Yi son rang dans un second. <draw:frame draw:style-name="fr3" draw:name="Object40" text:anchor-type="as-char" svg:width="2.429cm" svg:height="0.534cm" draw:z-index="45"><draw:object xlink:href="./Object 40" xlink:type="simple" xlink:show="embed" xlink:actuate="onLoad"/><draw:image xlink:href="./ObjectReplacements/Object 40" xlink:type="simple" xlink:show="embed" xlink:actuate="onLoad"/></draw:frame> est la différence de rangs observés entre les deux classements. Le coefficient de corrélation des rangs de Spearman a pour expression :</text:p>
      <text:p text:style-name="Formula"><text:s text:c="2"/><text:tab/><draw:frame draw:style-name="fr3" draw:name="Object41" text:anchor-type="as-char" svg:width="3.373cm" svg:height="1.212cm" draw:z-index="46"><draw:object xlink:href="./Object 41" xlink:type="simple" xlink:show="embed" xlink:actuate="onLoad"/><draw:image xlink:href="./ObjectReplacements/Object 41" xlink:type="simple" xlink:show="embed" xlink:actuate="onLoad"/></draw:frame><text:tab/> (25)</text:p>
      <text:p text:style-name="Corps_20_de_20_texte.MsoNormal">Plus R<text:span text:style-name="T8">s</text:span> est proche de 1 et plus les deux classements sont proches; à la limite, ils sont complètement identiques si R<text:span text:style-name="T8">s</text:span> = 1. Au contraire, plus R<text:span text:style-name="T8">s</text:span> est proche de 0 et plus les deux classements sont indépendants.</text:p>
      <text:p text:style-name="Corps_20_de_20_texte.MsoNormal">La signification statistique de Rs obtenue peut être testée à partir de la relation:</text:p>
      <text:p text:style-name="Formula"><text:s/><text:tab/><text:span text:style-name="T12"><draw:frame draw:style-name="fr3" draw:name="Object42" text:anchor-type="as-char" svg:width="2.499cm" svg:height="1.217cm" draw:z-index="47"><draw:object xlink:href="./Object 42" xlink:type="simple" xlink:show="embed" xlink:actuate="onLoad"/><draw:image xlink:href="./ObjectReplacements/Object 42" xlink:type="simple" xlink:show="embed" xlink:actuate="onLoad"/></draw:frame></text:span><text:span text:style-name="T12"><text:tab/></text:span> <text:s/>(26)</text:p>
      <text:p text:style-name="Corps_20_de_20_texte.MsoNormal">qui suit une loi de Student à n - <text:span text:style-name="T7">2 </text:span>degrés de liberté </text:p>
      <text:h text:style-name="P3" text:outline-level="6">Exemple:</text:h>
      <text:p text:style-name="Text_20_body">Exemple:</text:p>
      <text:p text:style-name="Text_20_body">Croisement entre l'ordre de préférence pour les différentes catégories d'équipement de bureau (micro-ordinateurs, imprimantes, scanners..) exprimé par chaque répondant et un classement a priori correspondant à l'importance accordé à chaque catégorie d'équipement dans le catalogue (exprimé par exemple en nombre de pages).Le tableau 2.3. montre un exemple de calcul du coefficient de Spearman avec le traitement d'une question concernant le classement d'intérêt d'achat pour les catégories de produits (A - micro-ordinateurs, B - imprimantes, C - scanners et D fax) par l'individu 124. On constate une corrélation R. = 1 - (6)(38)/(5)(25-1)= - 0,9 entre les choix de la direction et ceux de l'individu n° 128. Cette corrélation est significative puisque t = (-0,9)( )/ ( = - 3,576. Cette valeur est supérieure au t de Student pour 3 degrés de liberté et un seuil de confiance de 95 % (3,182).<text:line-break/>L'application de cette procédure à l'ensemble de l'échantillon permettrait de repérer quels sont les individus qui manifestent des préférences conformes à l'importance donnée dans le catalogue à ces catégories .</text:p>
      <text:p text:style-name="P5">Tableau <text:sequence text:ref-name="refTable2" text:name="Table" text:formula="ooow:Table+1" style:num-format="1">3</text:sequence>: Application du coefficient de Spearman</text:p>
      <table:table table:name="Tableau6" table:style-name="Tableau6">
        <table:table-column table:style-name="Tableau6.A"/>
        <table:table-column table:style-name="Tableau6.B" table:number-columns-repeated="2"/>
        <table:table-column table:style-name="Tableau6.D"/>
        <table:table-column table:style-name="Tableau6.E"/>
        <table:table-row>
          <table:table-cell table:style-name="Tableau6.A1" office:value-type="string">
            <text:p text:style-name="Standard">Propositions </text:p>
          </table:table-cell>
          <table:table-cell table:style-name="Tableau6.A1" office:value-type="string">
            <text:p text:style-name="Standard">Classement <text:line-break/>individu n° 124 </text:p>
          </table:table-cell>
          <table:table-cell table:style-name="Tableau6.A1" office:value-type="string">
            <text:p text:style-name="Standard">Classement <text:line-break/>CAMIP </text:p>
          </table:table-cell>
          <table:table-cell table:style-name="Tableau6.A1" office:value-type="string">
            <text:p text:style-name="Standard">|Dj| </text:p>
          </table:table-cell>
          <table:table-cell table:style-name="Tableau6.E1" office:value-type="string">
            <text:p text:style-name="Standard">|Dj|2 </text:p>
          </table:table-cell>
        </table:table-row>
        <table:table-row>
          <table:table-cell table:style-name="Tableau6.A2" office:value-type="string">
            <text:p text:style-name="Standard">A </text:p>
          </table:table-cell>
          <table:table-cell table:style-name="Tableau6.A2" office:value-type="string">
            <text:p text:style-name="Standard">2 </text:p>
          </table:table-cell>
          <table:table-cell table:style-name="Tableau6.A2" office:value-type="string">
            <text:p text:style-name="Standard">5 </text:p>
          </table:table-cell>
          <table:table-cell table:style-name="Tableau6.A2" office:value-type="string">
            <text:p text:style-name="Standard">3 </text:p>
          </table:table-cell>
          <table:table-cell table:style-name="Tableau6.E2" office:value-type="string">
            <text:p text:style-name="Standard">9 </text:p>
          </table:table-cell>
        </table:table-row>
        <table:table-row>
          <table:table-cell table:style-name="Tableau6.A2" office:value-type="string">
            <text:p text:style-name="Standard">B </text:p>
          </table:table-cell>
          <table:table-cell table:style-name="Tableau6.A2" office:value-type="string">
            <text:p text:style-name="Standard">1 </text:p>
          </table:table-cell>
          <table:table-cell table:style-name="Tableau6.A2" office:value-type="string">
            <text:p text:style-name="Standard"><text:span text:style-name="T21">4</text:span> </text:p>
          </table:table-cell>
          <table:table-cell table:style-name="Tableau6.A2" office:value-type="string">
            <text:p text:style-name="Standard">3 </text:p>
          </table:table-cell>
          <table:table-cell table:style-name="Tableau6.E2" office:value-type="string">
            <text:p text:style-name="Standard">9 </text:p>
          </table:table-cell>
        </table:table-row>
        <table:table-row>
          <table:table-cell table:style-name="Tableau6.A2" office:value-type="string">
            <text:p text:style-name="Standard">C </text:p>
          </table:table-cell>
          <table:table-cell table:style-name="Tableau6.A2" office:value-type="string">
            <text:p text:style-name="Standard">3 </text:p>
          </table:table-cell>
          <table:table-cell table:style-name="Tableau6.A2" office:value-type="string">
            <text:p text:style-name="Standard">3 </text:p>
          </table:table-cell>
          <table:table-cell table:style-name="Tableau6.A2" office:value-type="string">
            <text:p text:style-name="Standard">0 </text:p>
          </table:table-cell>
          <table:table-cell table:style-name="Tableau6.E2" office:value-type="string">
            <text:p text:style-name="Standard">0 </text:p>
          </table:table-cell>
        </table:table-row>
        <table:table-row>
          <table:table-cell table:style-name="Tableau6.A2" office:value-type="string">
            <text:p text:style-name="Standard">D </text:p>
          </table:table-cell>
          <table:table-cell table:style-name="Tableau6.A2" office:value-type="string">
            <text:p text:style-name="Standard">5 </text:p>
          </table:table-cell>
          <table:table-cell table:style-name="Tableau6.A2" office:value-type="string">
            <text:p text:style-name="Standard">1 </text:p>
          </table:table-cell>
          <table:table-cell table:style-name="Tableau6.A2" office:value-type="string">
            <text:p text:style-name="Standard">4 </text:p>
          </table:table-cell>
          <table:table-cell table:style-name="Tableau6.E2" office:value-type="string">
            <text:p text:style-name="Standard">16 </text:p>
          </table:table-cell>
        </table:table-row>
        <table:table-row>
          <table:table-cell table:style-name="Tableau6.A2" office:value-type="string">
            <text:p text:style-name="Standard">E </text:p>
          </table:table-cell>
          <table:table-cell table:style-name="Tableau6.A2" office:value-type="string">
            <text:p text:style-name="Standard">4 </text:p>
          </table:table-cell>
          <table:table-cell table:style-name="Tableau6.A2" office:value-type="string">
            <text:p text:style-name="Standard">2 </text:p>
          </table:table-cell>
          <table:table-cell table:style-name="Tableau6.A2" office:value-type="string">
            <text:p text:style-name="Standard">2 </text:p>
          </table:table-cell>
          <table:table-cell table:style-name="Tableau6.E2" office:value-type="string">
            <text:p text:style-name="Standard">4 </text:p>
          </table:table-cell>
        </table:table-row>
        <table:table-row>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cell table:style-name="Tableau6.A2" office:value-type="string">
            <text:p text:style-name="Standard"/>
          </table:table-cell>
          <table:table-cell table:style-name="Tableau6.E2" office:value-type="string">
            <text:p text:style-name="Standard"><draw:frame draw:style-name="fr3" draw:name="Object43" text:anchor-type="as-char" svg:width="1.52cm" svg:height="0.612cm" draw:z-index="48"><draw:object xlink:href="./Object 43" xlink:type="simple" xlink:show="embed" xlink:actuate="onLoad"/><draw:image xlink:href="./ObjectReplacements/Object 43" xlink:type="simple" xlink:show="embed" xlink:actuate="onLoad"/></draw:frame> =38 </text:p>
          </table:table-cell>
        </table:table-row>
      </table:table>
      <text:p text:style-name="Corps_20_de_20_texte.MsoNormal">R<text:span text:style-name="T8">s</text:span>= -0,9</text:p>
      <text:p text:style-name="Corps_20_de_20_texte.MsoNormal">t = -3,576</text:p>
      <text:h text:style-name="Heading_20_6" text:outline-level="6"><text:bookmark text:name="105"/><text:span text:style-name="T20">b) Tau de Kendall </text:span></text:h>
      <text:p text:style-name="Corps_20_de_20_texte.MsoNormal">Le tau de Kendall est un autre indicateur du caractère éventuellement significatif de la relation qui existe entre deux classements.</text:p>
      <text:p text:style-name="Corps_20_de_20_texte.MsoNormal">Les n items sont tout d'abord rangés dans l'ordre conforme au premier classement. Puis pour tout couple d'items dont l'ordre dans le premier classement est concordant avec celui du second on attribue un score de + 1; dans le cas de discordance on attribue un score de - 1. S est la somme de ces scores sur l'ensemble des n(n - 1)/2 comparaisons possibles.</text:p>
      <text:p text:style-name="Corps_20_de_20_texte.MsoNormal">Le tau de Kendall est alors :</text:p>
      <text:p text:style-name="Formula"><text:tab/><draw:frame draw:style-name="fr3" draw:name="Object44" text:anchor-type="as-char" svg:width="2.755cm" svg:height="0.557cm" draw:z-index="49"><draw:object xlink:href="./Object 44" xlink:type="simple" xlink:show="embed" xlink:actuate="onLoad"/><draw:image xlink:href="./ObjectReplacements/Object 44" xlink:type="simple" xlink:show="embed" xlink:actuate="onLoad"/></draw:frame><text:tab/> (27)</text:p>
      <text:p text:style-name="Corps_20_de_20_texte.MsoNormal">Le test de ce coefficient s'effectue à l'aide de tables. Pour n &gt; 10 une approximation par la loi normale est envisageable .</text:p>
      <text:h text:style-name="P3" text:outline-level="6">Exemple:</text:h>
      <text:p text:style-name="Text_20_body">Exemple:</text:p>
      <text:p text:style-name="Text_20_body">Le tableau 2.4. donne une application du <text:span text:style-name="T1">t</text:span> de Kendall pour l'analyse des résultats de la question précédente pour l'étude CAMIP. On constate un t de - 0,8 entre les choix de la direction et ceux de l'individu n° 124. En effet sur un ensemble de 10 comparaisons possibles, une seule est concordante et neuf sont discordantes.</text:p>
      <text:p text:style-name="P5">Tableau <text:sequence text:ref-name="refTable3" text:name="Table" text:formula="ooow:Table+1" style:num-format="1">4</text:sequence>: Application du tau de Kendall</text:p>
      <table:table table:name="Tableau7" table:style-name="Tableau7">
        <table:table-column table:style-name="Tableau7.A"/>
        <table:table-column table:style-name="Tableau7.B"/>
        <table:table-column table:style-name="Tableau7.C"/>
        <table:table-row>
          <table:table-cell table:style-name="Tableau7.A1" office:value-type="string">
            <text:p text:style-name="Standard">Propositions</text:p>
          </table:table-cell>
          <table:table-cell table:style-name="Tableau7.A1" office:value-type="string">
            <text:p text:style-name="Standard">Classement Individu n° 128</text:p>
          </table:table-cell>
          <table:table-cell table:style-name="Tableau7.C1" office:value-type="string">
            <text:p text:style-name="Standard">Classement Catalogue</text:p>
            <text:p text:style-name="Standard">CAMIP</text:p>
          </table:table-cell>
        </table:table-row>
        <table:table-row>
          <table:table-cell table:style-name="Tableau7.A2" office:value-type="string">
            <text:p text:style-name="Standard">B</text:p>
          </table:table-cell>
          <table:table-cell table:style-name="Tableau7.A2" office:value-type="string">
            <text:p text:style-name="Standard">1</text:p>
          </table:table-cell>
          <table:table-cell table:style-name="Tableau7.C2" office:value-type="string">
            <text:p text:style-name="Standard">4</text:p>
          </table:table-cell>
        </table:table-row>
        <table:table-row>
          <table:table-cell table:style-name="Tableau7.A2" office:value-type="string">
            <text:p text:style-name="Standard">A</text:p>
          </table:table-cell>
          <table:table-cell table:style-name="Tableau7.A2" office:value-type="string">
            <text:p text:style-name="Standard">2</text:p>
          </table:table-cell>
          <table:table-cell table:style-name="Tableau7.C2" office:value-type="string">
            <text:p text:style-name="Standard">5</text:p>
          </table:table-cell>
        </table:table-row>
        <table:table-row>
          <table:table-cell table:style-name="Tableau7.A2" office:value-type="string">
            <text:p text:style-name="Standard">C</text:p>
          </table:table-cell>
          <table:table-cell table:style-name="Tableau7.A2" office:value-type="string">
            <text:p text:style-name="Standard">3</text:p>
          </table:table-cell>
          <table:table-cell table:style-name="Tableau7.C2" office:value-type="string">
            <text:p text:style-name="Standard">3</text:p>
          </table:table-cell>
        </table:table-row>
        <table:table-row>
          <table:table-cell table:style-name="Tableau7.A2" office:value-type="string">
            <text:p text:style-name="Standard">E</text:p>
          </table:table-cell>
          <table:table-cell table:style-name="Tableau7.A2" office:value-type="string">
            <text:p text:style-name="Standard">4</text:p>
          </table:table-cell>
          <table:table-cell table:style-name="Tableau7.C2" office:value-type="string">
            <text:p text:style-name="Standard">2</text:p>
          </table:table-cell>
        </table:table-row>
        <table:table-row>
          <table:table-cell table:style-name="Tableau7.A2" office:value-type="string">
            <text:p text:style-name="Standard">D</text:p>
          </table:table-cell>
          <table:table-cell table:style-name="Tableau7.A2" office:value-type="string">
            <text:p text:style-name="Standard">5</text:p>
          </table:table-cell>
          <table:table-cell table:style-name="Tableau7.C2" office:value-type="string">
            <text:p text:style-name="Standard">1</text:p>
          </table:table-cell>
        </table:table-row>
      </table:table>
      <text:p text:style-name="Corps_20_de_20_texte.MsoNormal"/>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Standard"/>
          </table:table-cell>
          <table:table-cell table:style-name="Tableau8.A1" office:value-type="string">
            <text:p text:style-name="Standard">Classements<text:line-break/>concordants</text:p>
          </table:table-cell>
          <table:table-cell table:style-name="Tableau8.A1" office:value-type="string">
            <text:p text:style-name="Standard">Classements<text:line-break/>discordants</text:p>
          </table:table-cell>
          <table:table-cell table:style-name="Tableau8.D1" office:value-type="string">
            <text:p text:style-name="Standard">Score</text:p>
          </table:table-cell>
        </table:table-row>
        <table:table-row>
          <table:table-cell table:style-name="Tableau8.A2" office:value-type="string">
            <text:p text:style-name="Standard">Paires B </text:p>
          </table:table-cell>
          <table:table-cell table:style-name="Tableau8.A2" office:value-type="string">
            <text:p text:style-name="Standard">BA</text:p>
          </table:table-cell>
          <table:table-cell table:style-name="Tableau8.A2" office:value-type="string">
            <text:p text:style-name="Standard">BC, BE, BD</text:p>
          </table:table-cell>
          <table:table-cell table:style-name="Tableau8.D2" office:value-type="string">
            <text:p text:style-name="Standard">-2</text:p>
          </table:table-cell>
        </table:table-row>
        <table:table-row>
          <table:table-cell table:style-name="Tableau8.A2" office:value-type="string">
            <text:p text:style-name="Standard">Paires A</text:p>
          </table:table-cell>
          <table:table-cell table:style-name="Tableau8.A2" office:value-type="string">
            <text:p text:style-name="Standard"/>
          </table:table-cell>
          <table:table-cell table:style-name="Tableau8.A2" office:value-type="string">
            <text:p text:style-name="Standard">AC, AD, AE</text:p>
          </table:table-cell>
          <table:table-cell table:style-name="Tableau8.D2" office:value-type="string">
            <text:p text:style-name="Standard">-3</text:p>
          </table:table-cell>
        </table:table-row>
        <table:table-row>
          <table:table-cell table:style-name="Tableau8.A2" office:value-type="string">
            <text:p text:style-name="Standard">Paires C </text:p>
          </table:table-cell>
          <table:table-cell table:style-name="Tableau8.A2" office:value-type="string">
            <text:p text:style-name="Standard"/>
          </table:table-cell>
          <table:table-cell table:style-name="Tableau8.A2" office:value-type="string">
            <text:p text:style-name="Standard">CD, CE</text:p>
          </table:table-cell>
          <table:table-cell table:style-name="Tableau8.D2" office:value-type="string">
            <text:p text:style-name="Standard">-2</text:p>
          </table:table-cell>
        </table:table-row>
        <table:table-row>
          <table:table-cell table:style-name="Tableau8.A2" office:value-type="string">
            <text:p text:style-name="Standard">Paire E </text:p>
          </table:table-cell>
          <table:table-cell table:style-name="Tableau8.A2" office:value-type="string">
            <text:p text:style-name="Standard"/>
          </table:table-cell>
          <table:table-cell table:style-name="Tableau8.A2" office:value-type="string">
            <text:p text:style-name="Standard">ED</text:p>
          </table:table-cell>
          <table:table-cell table:style-name="Tableau8.D2" office:value-type="string">
            <text:p text:style-name="Standard">-1</text:p>
          </table:table-cell>
        </table:table-row>
        <table:table-row>
          <table:table-cell table:style-name="Tableau8.A2" office:value-type="string">
            <text:p text:style-name="Standard"/>
          </table:table-cell>
          <table:table-cell table:style-name="Tableau8.A2" office:value-type="string">
            <text:p text:style-name="Standard"/>
          </table:table-cell>
          <table:table-cell table:style-name="Tableau8.A2" office:value-type="string">
            <text:p text:style-name="Standard"/>
          </table:table-cell>
          <table:table-cell table:style-name="Tableau8.D2" office:value-type="string">
            <text:p text:style-name="Standard">Total S = - 8</text:p>
          </table:table-cell>
        </table:table-row>
      </table:table>
      <text:p text:style-name="Corps_20_de_20_texte.MsoNormal">Nb. combinaisons = n(n - 1)/2= 10 Tau de Kendall = - 0.8</text:p>
      <text:p text:style-name="Corps_20_de_20_texte.Mso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 svg:font-family="Arial"/>
    <style:font-face style:name="Lucida Sans1" svg:font-family="'Lucida Sans'"/>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class="chapter">
      <style:paragraph-properties>
        <style:tab-stops>
          <style:tab-stop style:position="11.501cm" style:type="center"/>
          <style:tab-stop style:position="21.001cm" style:type="righ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alyses bivariées</dc:title>
    <meta:generator>OpenOffice/4.1.0$Unix OpenOffice.org_project/410m18$Build-9764</meta:generator>
    <dc:date>2014-05-11T21:56:31</dc:date>
    <dc:creator>Mihai Calciu</dc:creator>
    <meta:editing-duration>PT22H30M18S</meta:editing-duration>
    <meta:editing-cycles>32</meta:editing-cycles>
    <meta:document-statistic meta:table-count="8" meta:image-count="6" meta:object-count="45" meta:page-count="1" meta:paragraph-count="294" meta:word-count="3067" meta:character-count="18066"/>
    <meta:user-defined meta:name="Originator">Microsoft Word 10</meta:user-defined>
    <meta:user-defined meta:name="ProgId">Word.Document</meta:user-defined>
  </office:meta>
</office:document-meta>
</file>

<file path=Object 1/content.xml><?xml version="1.0" encoding="utf-8"?>
<math xmlns="http://www.w3.org/1998/Math/MathML">
  <semantics>
    <mrow>
      <msub>
        <mi>Q</mi>
        <mi>i</mi>
      </msub>
    </mrow>
    <annotation encoding="StarMath 5.0">Q_i</annotation>
  </semantics>
</math>
</file>

<file path=Object 10/content.xml><?xml version="1.0" encoding="utf-8"?>
<math xmlns="http://www.w3.org/1998/Math/MathML">
  <semantics>
    <mrow>
      <mstyle mathvariant="bold">
        <mrow>
          <mrow>
            <msub>
              <mi>Q</mi>
              <mi>i</mi>
            </msub>
          </mrow>
        </mrow>
      </mstyle>
    </mrow>
    <annotation encoding="StarMath 5.0">bold {Q_i}</annotation>
  </semantics>
</math>
</file>

<file path=Object 11/content.xml><?xml version="1.0" encoding="utf-8"?>
<math xmlns="http://www.w3.org/1998/Math/MathML">
  <semantics>
    <mrow>
      <mstyle mathvariant="bold">
        <mrow>
          <mrow>
            <msub>
              <mi>Q</mi>
              <mi>j</mi>
            </msub>
          </mrow>
        </mrow>
      </mstyle>
    </mrow>
    <annotation encoding="StarMath 5.0">bold {Q_j}</annotation>
  </semantics>
</math>
</file>

<file path=Object 12/content.xml><?xml version="1.0" encoding="utf-8"?>
<math xmlns="http://www.w3.org/1998/Math/MathML">
  <semantics>
    <mrow>
      <mstyle mathvariant="bold">
        <mrow>
          <mrow>
            <msub>
              <mi>Q</mi>
              <mi>j</mi>
            </msub>
          </mrow>
        </mrow>
      </mstyle>
    </mrow>
    <annotation encoding="StarMath 5.0">bold {Q_j}</annotation>
  </semantics>
</math>
</file>

<file path=Object 13/content.xml><?xml version="1.0" encoding="utf-8"?>
<math xmlns="http://www.w3.org/1998/Math/MathML">
  <semantics>
    <mrow>
      <mrow>
        <msub>
          <mi>Q</mi>
          <mi>i</mi>
        </msub>
      </mrow>
    </mrow>
    <annotation encoding="StarMath 5.0">{Q_i}</annotation>
  </semantics>
</math>
</file>

<file path=Object 14/content.xml><?xml version="1.0" encoding="utf-8"?>
<math xmlns="http://www.w3.org/1998/Math/MathML">
  <semantics>
    <mrow>
      <mrow>
        <msub>
          <mi>Q</mi>
          <mi>j</mi>
        </msub>
      </mrow>
    </mrow>
    <annotation encoding="StarMath 5.0">{Q_j}</annotation>
  </semantics>
</math>
</file>

<file path=Object 15/content.xml><?xml version="1.0" encoding="utf-8"?>
<math xmlns="http://www.w3.org/1998/Math/MathML">
  <semantics>
    <mrow>
      <mrow>
        <msub>
          <mi>D</mi>
          <mi>i</mi>
        </msub>
        <mo stretchy="false">=</mo>
        <mrow>
          <msub>
            <mi>X</mi>
            <mrow>
              <mi mathvariant="italic">ai</mi>
            </mrow>
          </msub>
          <mo stretchy="false">−</mo>
          <msub>
            <mi>X</mi>
            <mrow>
              <mi mathvariant="italic">bi</mi>
            </mrow>
          </msub>
        </mrow>
      </mrow>
    </mrow>
    <annotation encoding="StarMath 5.0">D_i = X_{ai} - X_{bi} </annotation>
  </semantics>
</math>
</file>

<file path=Object 16/content.xml><?xml version="1.0" encoding="utf-8"?>
<math xmlns="http://www.w3.org/1998/Math/MathML">
  <semantics>
    <mrow>
      <mrow>
        <mover accent="true">
          <mi>D</mi>
          <mo stretchy="false">̄</mo>
        </mover>
        <mo stretchy="false">=</mo>
        <mfrac>
          <mrow>
            <mo stretchy="false">∑</mo>
            <msub>
              <mi>D</mi>
              <mi>i</mi>
            </msub>
          </mrow>
          <mi>n</mi>
        </mfrac>
      </mrow>
    </mrow>
    <annotation encoding="StarMath 5.0">bar D = sum D_i over n</annotation>
  </semantics>
</math>
</file>

<file path=Object 17/content.xml><?xml version="1.0" encoding="utf-8"?>
<math xmlns="http://www.w3.org/1998/Math/MathML">
  <semantics>
    <mrow>
      <mrow>
        <msubsup>
          <mi>s</mi>
          <mi>D</mi>
          <mn>2</mn>
        </msubsup>
        <mo stretchy="false">=</mo>
        <mfrac>
          <mrow>
            <mo stretchy="false">∑</mo>
            <msup>
              <mrow>
                <mo stretchy="false">(</mo>
                <mrow>
                  <mrow>
                    <msub>
                      <mi>D</mi>
                      <mi>i</mi>
                    </msub>
                    <mo stretchy="false">−</mo>
                    <mover accent="true">
                      <mi>D</mi>
                      <mo stretchy="false">̄</mo>
                    </mover>
                  </mrow>
                </mrow>
                <mo stretchy="false">)</mo>
              </mrow>
              <mn>2</mn>
            </msup>
          </mrow>
          <mrow>
            <mrow>
              <mi>n</mi>
              <mo stretchy="false">−</mo>
              <mn>1</mn>
            </mrow>
          </mrow>
        </mfrac>
      </mrow>
    </mrow>
    <annotation encoding="StarMath 5.0">s_D^2 = sum(D_i - bar D)^2 over {n - 1}</annotation>
  </semantics>
</math>
</file>

<file path=Object 18/content.xml><?xml version="1.0" encoding="utf-8"?>
<math xmlns="http://www.w3.org/1998/Math/MathML">
  <semantics>
    <mrow>
      <mover accent="true">
        <mi>D</mi>
        <mo stretchy="false">̄</mo>
      </mover>
    </mrow>
    <annotation encoding="StarMath 5.0">bar D</annotation>
  </semantics>
</math>
</file>

<file path=Object 19/content.xml><?xml version="1.0" encoding="utf-8"?>
<math xmlns="http://www.w3.org/1998/Math/MathML">
  <semantics>
    <mrow>
      <mrow>
        <msub>
          <mo stretchy="false">μ</mo>
          <mi>a</mi>
        </msub>
        <mo stretchy="false">−</mo>
        <msub>
          <mo stretchy="false">μ</mo>
          <mi>b</mi>
        </msub>
      </mrow>
    </mrow>
    <annotation encoding="StarMath 5.0">%mu_a - %mu_b</annotation>
  </semantics>
</math>
</file>

<file path=Object 2/content.xml><?xml version="1.0" encoding="utf-8"?>
<math xmlns="http://www.w3.org/1998/Math/MathML">
  <semantics>
    <mrow>
      <msub>
        <mi>Q</mi>
        <mi>j</mi>
      </msub>
    </mrow>
    <annotation encoding="StarMath 5.0">Q_j</annotation>
  </semantics>
</math>
</file>

<file path=Object 20/content.xml><?xml version="1.0" encoding="utf-8"?>
<math xmlns="http://www.w3.org/1998/Math/MathML">
  <semantics>
    <mrow>
      <mrow>
        <msubsup>
          <mi>s</mi>
          <mi>D</mi>
          <mn>2</mn>
        </msubsup>
        <mo stretchy="false">=</mo>
        <mfrac>
          <mrow>
            <mo stretchy="false">∑</mo>
            <msup>
              <mrow>
                <mo stretchy="false">(</mo>
                <mrow>
                  <mrow>
                    <msub>
                      <mi>D</mi>
                      <mi>i</mi>
                    </msub>
                    <mo stretchy="false">−</mo>
                    <mover accent="true">
                      <mi>D</mi>
                      <mo stretchy="false">̄</mo>
                    </mover>
                  </mrow>
                </mrow>
                <mo stretchy="false">)</mo>
              </mrow>
              <mn>2</mn>
            </msup>
          </mrow>
          <mrow>
            <mi>n</mi>
            <mrow>
              <mo stretchy="false">(</mo>
              <mrow>
                <mrow>
                  <mi>n</mi>
                  <mo stretchy="false">−</mo>
                  <mn>1</mn>
                </mrow>
              </mrow>
              <mo stretchy="false">)</mo>
            </mrow>
          </mrow>
        </mfrac>
      </mrow>
    </mrow>
    <annotation encoding="StarMath 5.0">s_D^2 = sum(D_i - bar D)^2 over {n(n - 1)}</annotation>
  </semantics>
</math>
</file>

<file path=Object 21/content.xml><?xml version="1.0" encoding="utf-8"?>
<math xmlns="http://www.w3.org/1998/Math/MathML">
  <semantics>
    <mrow>
      <mo stretchy="false">χ</mo>
      <mrow>
        <mn>2</mn>
        <mo stretchy="false">=</mo>
        <mfrac>
          <mrow>
            <mo stretchy="false">∑</mo>
            <mrow>
              <mo stretchy="false">∑</mo>
              <msup>
                <mrow>
                  <mo stretchy="false">(</mo>
                  <mrow>
                    <mrow>
                      <msub>
                        <mi>N</mi>
                        <mrow>
                          <mi mathvariant="italic">ij</mi>
                        </mrow>
                      </msub>
                      <mo stretchy="false">−</mo>
                      <msub>
                        <mi>Q</mi>
                        <mrow>
                          <mi mathvariant="italic">ij</mi>
                        </mrow>
                      </msub>
                    </mrow>
                  </mrow>
                  <mo stretchy="false">)</mo>
                </mrow>
                <mn>2</mn>
              </msup>
            </mrow>
          </mrow>
          <msub>
            <mi>Q</mi>
            <mi mathvariant="italic">ij</mi>
          </msub>
        </mfrac>
      </mrow>
    </mrow>
    <annotation encoding="StarMath 5.0">%chi 2 = sum sum (N_{ij} - Q_{ij})^2 over Q_ij</annotation>
  </semantics>
</math>
</file>

<file path=Object 22/content.xml><?xml version="1.0" encoding="utf-8"?>
<math xmlns="http://www.w3.org/1998/Math/MathML">
  <semantics>
    <mrow>
      <msup>
        <mo stretchy="false">χ</mo>
        <mn>2</mn>
      </msup>
    </mrow>
    <annotation encoding="StarMath 5.0">%chi^2</annotation>
  </semantics>
</math>
</file>

<file path=Object 23/content.xml><?xml version="1.0" encoding="utf-8"?>
<math xmlns="http://www.w3.org/1998/Math/MathML">
  <semantics>
    <mrow>
      <msup>
        <mo stretchy="false">χ</mo>
        <mn>2</mn>
      </msup>
    </mrow>
    <annotation encoding="StarMath 5.0">%chi^2</annotation>
  </semantics>
</math>
</file>

<file path=Object 24/content.xml><?xml version="1.0" encoding="utf-8"?>
<math xmlns="http://www.w3.org/1998/Math/MathML">
  <semantics>
    <mrow>
      <mrow>
        <mn>1</mn>
        <mo stretchy="false">−</mo>
        <mo stretchy="false">α</mo>
      </mrow>
    </mrow>
    <annotation encoding="StarMath 5.0">1-%alpha</annotation>
  </semantics>
</math>
</file>

<file path=Object 25/content.xml><?xml version="1.0" encoding="utf-8"?>
<math xmlns="http://www.w3.org/1998/Math/MathML">
  <semantics>
    <mrow>
      <msup>
        <mo stretchy="false">χ</mo>
        <mn>2</mn>
      </msup>
    </mrow>
    <annotation encoding="StarMath 5.0">%chi^2</annotation>
  </semantics>
</math>
</file>

<file path=Object 26/content.xml><?xml version="1.0" encoding="utf-8"?>
<math xmlns="http://www.w3.org/1998/Math/MathML">
  <semantics>
    <mrow>
      <msup>
        <mo stretchy="false">χ</mo>
        <mn>2</mn>
      </msup>
    </mrow>
    <annotation encoding="StarMath 5.0">%chi^2</annotation>
  </semantics>
</math>
</file>

<file path=Object 27/content.xml><?xml version="1.0" encoding="utf-8"?>
<math xmlns="http://www.w3.org/1998/Math/MathML">
  <semantics>
    <mrow>
      <msup>
        <mo stretchy="false">χ</mo>
        <mn>2</mn>
      </msup>
    </mrow>
    <annotation encoding="StarMath 5.0">%chi^2</annotation>
  </semantics>
</math>
</file>

<file path=Object 28/content.xml><?xml version="1.0" encoding="utf-8"?>
<math xmlns="http://www.w3.org/1998/Math/MathML">
  <semantics>
    <mrow>
      <msup>
        <mo stretchy="false">χ</mo>
        <mn>2</mn>
      </msup>
    </mrow>
    <annotation encoding="StarMath 5.0">%chi^2</annotation>
  </semantics>
</math>
</file>

<file path=Object 29/content.xml><?xml version="1.0" encoding="utf-8"?>
<math xmlns="http://www.w3.org/1998/Math/MathML">
  <semantics>
    <mrow>
      <msup>
        <mo stretchy="false">χ</mo>
        <mn>2</mn>
      </msup>
    </mrow>
    <annotation encoding="StarMath 5.0">%chi^2</annotation>
  </semantics>
</math>
</file>

<file path=Object 3/content.xml><?xml version="1.0" encoding="utf-8"?>
<math xmlns="http://www.w3.org/1998/Math/MathML">
  <semantics>
    <mrow>
      <mstyle mathvariant="bold">
        <mrow>
          <mrow>
            <msub>
              <mi>Q</mi>
              <mi>i</mi>
            </msub>
          </mrow>
        </mrow>
      </mstyle>
    </mrow>
    <annotation encoding="StarMath 5.0">bold {Q_i}</annotation>
  </semantics>
</math>
</file>

<file path=Object 30/content.xml><?xml version="1.0" encoding="utf-8"?>
<math xmlns="http://www.w3.org/1998/Math/MathML">
  <semantics>
    <mrow>
      <msup>
        <mo stretchy="false">χ</mo>
        <mn>2</mn>
      </msup>
    </mrow>
    <annotation encoding="StarMath 5.0">%chi^2</annotation>
  </semantics>
</math>
</file>

<file path=Object 31/content.xml><?xml version="1.0" encoding="utf-8"?>
<math xmlns="http://www.w3.org/1998/Math/MathML">
  <semantics>
    <mrow>
      <msup>
        <mo stretchy="false">χ</mo>
        <mn>2</mn>
      </msup>
    </mrow>
    <annotation encoding="StarMath 5.0">%chi^2</annotation>
  </semantics>
</math>
</file>

<file path=Object 32/content.xml><?xml version="1.0" encoding="utf-8"?>
<math xmlns="http://www.w3.org/1998/Math/MathML">
  <semantics>
    <mrow>
      <msup>
        <mo stretchy="false">χ</mo>
        <mn>2</mn>
      </msup>
    </mrow>
    <annotation encoding="StarMath 5.0">%chi^2</annotation>
  </semantics>
</math>
</file>

<file path=Object 33/content.xml><?xml version="1.0" encoding="utf-8"?>
<math xmlns="http://www.w3.org/1998/Math/MathML">
  <semantics>
    <mrow>
      <msup>
        <mo stretchy="false">χ</mo>
        <mn>2</mn>
      </msup>
    </mrow>
    <annotation encoding="StarMath 5.0">%chi^2</annotation>
  </semantics>
</math>
</file>

<file path=Object 34/content.xml><?xml version="1.0" encoding="utf-8"?>
<math xmlns="http://www.w3.org/1998/Math/MathML">
  <semantics>
    <mrow>
      <msup>
        <mo stretchy="false">χ</mo>
        <mn>2</mn>
      </msup>
    </mrow>
    <annotation encoding="StarMath 5.0">%chi^2</annotation>
  </semantics>
</math>
</file>

<file path=Object 35/content.xml><?xml version="1.0" encoding="utf-8"?>
<math xmlns="http://www.w3.org/1998/Math/MathML">
  <semantics>
    <mrow>
      <msup>
        <mo stretchy="false">χ</mo>
        <mn>2</mn>
      </msup>
    </mrow>
    <annotation encoding="StarMath 5.0">%chi^2</annotation>
  </semantics>
</math>
</file>

<file path=Object 36/content.xml><?xml version="1.0" encoding="utf-8"?>
<math xmlns="http://www.w3.org/1998/Math/MathML">
  <semantics>
    <mrow>
      <msup>
        <mo stretchy="false">χ</mo>
        <mn>2</mn>
      </msup>
    </mrow>
    <annotation encoding="StarMath 5.0">%chi^2</annotation>
  </semantics>
</math>
</file>

<file path=Object 37/content.xml><?xml version="1.0" encoding="utf-8"?>
<math xmlns="http://www.w3.org/1998/Math/MathML">
  <semantics>
    <mrow>
      <mrow>
        <msubsup>
          <mi>s</mi>
          <mi>D</mi>
          <mn>2</mn>
        </msubsup>
        <mo stretchy="false">=</mo>
        <mrow>
          <mo stretchy="false">[</mo>
          <mrow>
            <msub>
              <mi>p</mi>
              <mi>a</mi>
            </msub>
            <mrow>
              <mrow>
                <mrow>
                  <mo stretchy="false">(</mo>
                  <mrow>
                    <mrow>
                      <mn>1</mn>
                      <mo stretchy="false">−</mo>
                      <msub>
                        <mi>p</mi>
                        <mi>a</mi>
                      </msub>
                    </mrow>
                  </mrow>
                  <mo stretchy="false">)</mo>
                </mrow>
                <mo stretchy="false">/</mo>
                <msub>
                  <mi>N</mi>
                  <mi>a</mi>
                </msub>
              </mrow>
              <mo stretchy="false">+</mo>
              <msub>
                <mi>p</mi>
                <mi>b</mi>
              </msub>
            </mrow>
            <mrow>
              <mrow>
                <mo stretchy="false">(</mo>
                <mrow>
                  <mrow>
                    <mn>1</mn>
                    <mo stretchy="false">−</mo>
                    <msub>
                      <mi>p</mi>
                      <mi>b</mi>
                    </msub>
                  </mrow>
                </mrow>
                <mo stretchy="false">)</mo>
              </mrow>
              <mo stretchy="false">/</mo>
              <msub>
                <mi>N</mi>
                <mi>b</mi>
              </msub>
            </mrow>
          </mrow>
          <mo stretchy="false">]</mo>
        </mrow>
      </mrow>
    </mrow>
    <annotation encoding="StarMath 5.0">s_D^2 = [p_a(1-p_a)/N_a +p_b(1-p_b)/N_b]</annotation>
  </semantics>
</math>
</file>

<file path=Object 38/content.xml><?xml version="1.0" encoding="utf-8"?>
<math xmlns="http://www.w3.org/1998/Math/MathML">
  <semantics>
    <mrow>
      <msub>
        <mi>P</mi>
        <mi>c</mi>
      </msub>
      <mrow>
        <mo stretchy="false">(</mo>
        <mrow>
          <mrow>
            <mi>l</mi>
            <mo stretchy="false">−</mo>
            <msub>
              <mi>P</mi>
              <mi>c</mi>
            </msub>
          </mrow>
        </mrow>
        <mo stretchy="false">)</mo>
      </mrow>
      <mrow>
        <mo stretchy="false">[</mo>
        <mrow>
          <mrow>
            <mrow>
              <mn>1</mn>
              <mo stretchy="false">/</mo>
              <msub>
                <mi>N</mi>
                <mi>a</mi>
              </msub>
            </mrow>
            <mo stretchy="false">+</mo>
            <mrow>
              <mn>1</mn>
              <mo stretchy="false">/</mo>
              <msub>
                <mi>N</mi>
                <mi>b</mi>
              </msub>
            </mrow>
          </mrow>
        </mrow>
        <mo stretchy="false">]</mo>
      </mrow>
    </mrow>
    <annotation encoding="StarMath 5.0">P_c(l- P_c)[1/N_a + 1/N_b]</annotation>
  </semantics>
</math>
</file>

<file path=Object 39/content.xml><?xml version="1.0" encoding="utf-8"?>
<math xmlns="http://www.w3.org/1998/Math/MathML">
  <semantics>
    <mrow>
      <mrow>
        <msub>
          <mi>P</mi>
          <mi>c</mi>
        </msub>
        <mo stretchy="false">=</mo>
        <mrow>
          <mrow>
            <mo stretchy="false">(</mo>
            <mrow>
              <msub>
                <mi>N</mi>
                <mi>a</mi>
              </msub>
              <mrow>
                <msub>
                  <mi>P</mi>
                  <mi>a</mi>
                </msub>
                <mo stretchy="false">+</mo>
                <msub>
                  <mi>N</mi>
                  <mi>b</mi>
                </msub>
              </mrow>
              <msub>
                <mi>P</mi>
                <mi>b</mi>
              </msub>
            </mrow>
            <mo stretchy="false">)</mo>
          </mrow>
          <mo stretchy="false">/</mo>
          <mrow>
            <mo stretchy="false">(</mo>
            <mrow>
              <mrow>
                <msub>
                  <mi>N</mi>
                  <mi>a</mi>
                </msub>
                <mo stretchy="false">+</mo>
                <msub>
                  <mi>N</mi>
                  <mi>b</mi>
                </msub>
              </mrow>
            </mrow>
            <mo stretchy="false">)</mo>
          </mrow>
        </mrow>
      </mrow>
    </mrow>
    <annotation encoding="StarMath 5.0">P_c = (N_a P_a + N_b P_b)/(N_a + N_b)</annotation>
  </semantics>
</math>
</file>

<file path=Object 4/content.xml><?xml version="1.0" encoding="utf-8"?>
<math xmlns="http://www.w3.org/1998/Math/MathML">
  <semantics>
    <mrow>
      <mstyle mathvariant="bold">
        <mrow>
          <mrow>
            <msub>
              <mi>Q</mi>
              <mi>j</mi>
            </msub>
          </mrow>
        </mrow>
      </mstyle>
    </mrow>
    <annotation encoding="StarMath 5.0">bold {Q_j}</annotation>
  </semantics>
</math>
</file>

<file path=Object 40/content.xml><?xml version="1.0" encoding="utf-8"?>
<math xmlns="http://www.w3.org/1998/Math/MathML">
  <semantics>
    <mrow>
      <mrow>
        <msub>
          <mi>D</mi>
          <mi>j</mi>
        </msub>
        <mo stretchy="false">=</mo>
        <mfenced open="∣" close="∣">
          <mrow>
            <mrow>
              <msub>
                <mi>X</mi>
                <mi>i</mi>
              </msub>
              <mo stretchy="false">−</mo>
              <msub>
                <mi>Y</mi>
                <mi>i</mi>
              </msub>
            </mrow>
          </mrow>
        </mfenced>
      </mrow>
    </mrow>
    <annotation encoding="StarMath 5.0">D_j = abs {X_i - Y_i}</annotation>
  </semantics>
</math>
</file>

<file path=Object 41/content.xml><?xml version="1.0" encoding="utf-8"?>
<math xmlns="http://www.w3.org/1998/Math/MathML">
  <semantics>
    <mrow>
      <mrow>
        <msub>
          <mi>R</mi>
          <mi>s</mi>
        </msub>
        <mo stretchy="false">=</mo>
        <mrow>
          <mn>1</mn>
          <mo stretchy="false">−</mo>
          <mn>6</mn>
        </mrow>
      </mrow>
      <mfrac>
        <mrow>
          <mo stretchy="false">∑</mo>
          <mrow>
            <msubsup>
              <mi>D</mi>
              <mi>i</mi>
              <mn>2</mn>
            </msubsup>
          </mrow>
        </mrow>
        <mrow>
          <mi>n</mi>
          <mrow>
            <mo stretchy="false">(</mo>
            <mrow>
              <mrow>
                <msup>
                  <mi>n</mi>
                  <mn>2</mn>
                </msup>
                <mo stretchy="false">−</mo>
                <mn>1</mn>
              </mrow>
            </mrow>
            <mo stretchy="false">)</mo>
          </mrow>
        </mrow>
      </mfrac>
    </mrow>
    <annotation encoding="StarMath 5.0">R_s = 1 - 6 sum {D_i^2} over {n(n^2 - 1)}</annotation>
  </semantics>
</math>
</file>

<file path=Object 42/content.xml><?xml version="1.0" encoding="utf-8"?>
<math xmlns="http://www.w3.org/1998/Math/MathML">
  <semantics>
    <mrow>
      <mrow>
        <mi>t</mi>
        <mo stretchy="false">=</mo>
        <msub>
          <mi>R</mi>
          <mi>s</mi>
        </msub>
      </mrow>
      <msqrt>
        <mrow>
          <mfrac>
            <mrow>
              <mrow>
                <mi>n</mi>
                <mo stretchy="false">−</mo>
                <mn>2</mn>
              </mrow>
            </mrow>
            <mrow>
              <mrow>
                <mn>1</mn>
                <mo stretchy="false">−</mo>
                <msubsup>
                  <mi>R</mi>
                  <mi>s</mi>
                  <mn>2</mn>
                </msubsup>
              </mrow>
            </mrow>
          </mfrac>
        </mrow>
      </msqrt>
    </mrow>
    <annotation encoding="StarMath 5.0">t = R_s sqrt{{n - 2} over {1 - R_s^2}}</annotation>
  </semantics>
</math>
</file>

<file path=Object 43/content.xml><?xml version="1.0" encoding="utf-8"?>
<math xmlns="http://www.w3.org/1998/Math/MathML">
  <semantics>
    <mrow>
      <mrow>
        <mo stretchy="false">∑</mo>
        <msup>
          <mrow>
            <mfenced open="∣" close="∣">
              <mrow>
                <msub>
                  <mi>D</mi>
                  <mi>j</mi>
                </msub>
              </mrow>
            </mfenced>
          </mrow>
          <mn>2</mn>
        </msup>
      </mrow>
    </mrow>
    <annotation encoding="StarMath 5.0">sum {abs {D_j}}^2</annotation>
  </semantics>
</math>
</file>

<file path=Object 44/content.xml><?xml version="1.0" encoding="utf-8"?>
<math xmlns="http://www.w3.org/1998/Math/MathML">
  <semantics>
    <mrow>
      <mrow>
        <mo stretchy="false">τ</mo>
        <mo stretchy="false">=</mo>
        <mn>2</mn>
      </mrow>
      <mrow>
        <mi>S</mi>
        <mo stretchy="false">/</mo>
        <mrow>
          <mo stretchy="false">(</mo>
          <mrow>
            <mrow>
              <msup>
                <mi>n</mi>
                <mn>2</mn>
              </msup>
              <mo stretchy="false">−</mo>
              <mi>n</mi>
            </mrow>
          </mrow>
          <mo stretchy="false">)</mo>
        </mrow>
      </mrow>
    </mrow>
    <annotation encoding="StarMath 5.0">%tau = 2 S/(n^2 - n)</annotation>
  </semantics>
</math>
</file>

<file path=Object 45/content.xml><?xml version="1.0" encoding="utf-8"?>
<math xmlns="http://www.w3.org/1998/Math/MathML">
  <semantics>
    <mrow>
      <mstyle mathvariant="bold">
        <mrow>
          <mrow>
            <msubsup>
              <mi>s</mi>
              <mi>D</mi>
              <mn>2</mn>
            </msubsup>
          </mrow>
        </mrow>
      </mstyle>
    </mrow>
    <annotation encoding="StarMath 5.0">bold {s_D^2}</annotation>
  </semantics>
</math>
</file>

<file path=Object 5/content.xml><?xml version="1.0" encoding="utf-8"?>
<math xmlns="http://www.w3.org/1998/Math/MathML">
  <semantics>
    <mrow>
      <mstyle mathvariant="bold">
        <mrow>
          <mrow>
            <msub>
              <mi>Q</mi>
              <mi>i</mi>
            </msub>
          </mrow>
        </mrow>
      </mstyle>
    </mrow>
    <annotation encoding="StarMath 5.0">bold {Q_i}</annotation>
  </semantics>
</math>
</file>

<file path=Object 6/content.xml><?xml version="1.0" encoding="utf-8"?>
<math xmlns="http://www.w3.org/1998/Math/MathML">
  <semantics>
    <mrow>
      <mstyle mathvariant="bold">
        <mrow>
          <mrow>
            <msub>
              <mi>Q</mi>
              <mi>j</mi>
            </msub>
          </mrow>
        </mrow>
      </mstyle>
    </mrow>
    <annotation encoding="StarMath 5.0">bold {Q_j}</annotation>
  </semantics>
</math>
</file>

<file path=Object 7/content.xml><?xml version="1.0" encoding="utf-8"?>
<math xmlns="http://www.w3.org/1998/Math/MathML">
  <semantics>
    <mrow>
      <mstyle mathvariant="bold">
        <mrow>
          <mrow>
            <msub>
              <mi>Q</mi>
              <mi>j</mi>
            </msub>
          </mrow>
        </mrow>
      </mstyle>
    </mrow>
    <annotation encoding="StarMath 5.0">bold {Q_j}</annotation>
  </semantics>
</math>
</file>

<file path=Object 8/content.xml><?xml version="1.0" encoding="utf-8"?>
<math xmlns="http://www.w3.org/1998/Math/MathML">
  <semantics>
    <mrow>
      <mstyle mathvariant="bold">
        <mrow>
          <mrow>
            <msub>
              <mi>Q</mi>
              <mi>i</mi>
            </msub>
          </mrow>
        </mrow>
      </mstyle>
    </mrow>
    <annotation encoding="StarMath 5.0">bold {Q_i}</annotation>
  </semantics>
</math>
</file>

<file path=Object 9/content.xml><?xml version="1.0" encoding="utf-8"?>
<math xmlns="http://www.w3.org/1998/Math/MathML">
  <semantics>
    <mrow>
      <mstyle mathvariant="bold">
        <mrow>
          <mrow>
            <msub>
              <mi>Q</mi>
              <mi>i</mi>
            </msub>
          </mrow>
        </mrow>
      </mstyle>
    </mrow>
    <annotation encoding="StarMath 5.0">bold {Q_i}</annotation>
  </semantics>
</math>
</file>